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0.84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0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17.909cm" svg:height="12.92cm" svg:x="17.084cm" svg:y="16.707cm">
            <draw:object draw:notify-on-update-of-ranges="sheet1.F8:sheet1.F35 sheet1.J5:sheet1.J5 sheet1.J8:sheet1.J35 sheet1.F8:sheet1.F35 sheet1.O5:sheet1.O5 sheet1.O8:sheet1.O35 sheet1.F8:sheet1.F35 sheet1.T5:sheet1.T5 sheet1.T8:sheet1.T35 sheet1.F8:sheet1.F35 sheet1.G5:sheet1.G5 sheet1.G8:sheet1.G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882cm" svg:height="12.92cm" svg:x="17.083cm" svg:y="30.254cm">
            <draw:object draw:notify-on-update-of-ranges="sheet1.F8:sheet1.F35 sheet1.K5:sheet1.K5 sheet1.K8:sheet1.K35 sheet1.F8:sheet1.F35 sheet1.P5:sheet1.P5 sheet1.P8:sheet1.P35 sheet1.F8:sheet1.F35 sheet1.U5:sheet1.U5 sheet1.U8:sheet1.U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903cm" svg:height="12.909cm" svg:x="35.142cm" svg:y="16.781cm">
            <draw:object draw:notify-on-update-of-ranges="sheet1.F8:sheet1.F35 sheet1.J5:sheet1.J5 sheet1.L8:sheet1.L35 sheet1.F8:sheet1.F35 sheet1.O5:sheet1.O5 sheet1.Q8:sheet1.Q35 sheet1.F8:sheet1.F35 sheet1.T5:sheet1.T5 sheet1.V8:sheet1.V35 sheet1.F8:sheet1.F35 sheet1.G5:sheet1.G5 sheet1.H8:sheet1.H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882cm" svg:height="12.92cm" svg:x="36.935cm" svg:y="30.255cm">
            <draw:object draw:notify-on-update-of-ranges="sheet1.F8:sheet1.F35 sheet1.K5:sheet1.K5 sheet1.M8:sheet1.M35 sheet1.F8:sheet1.F35 sheet1.P5:sheet1.P5 sheet1.R8:sheet1.R35 sheet1.F8:sheet1.F35 sheet1.U5:sheet1.U5 sheet1.W8:sheet1.W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1" table:default-cell-style-name="Default"/>
        <table:table-column table:style-name="co1" table:number-columns-repeated="3" table:default-cell-style-name="ce1"/>
        <table:table-column table:style-name="co7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 discrete</text:p>
          </table:table-cell>
          <table:table-cell table:style-name="Default" table:number-columns-repeated="3"/>
          <table:table-cell/>
          <table:table-cell office:value-type="string" calcext:value-type="string">
            <text:p>n discrete</text:p>
          </table:table-cell>
          <table:table-cell table:style-name="Default" table:number-columns-repeated="4"/>
          <table:table-cell office:value-type="string" calcext:value-type="string">
            <text:p>n discrete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arallel flow</text:p>
          </table:table-cell>
          <table:table-cell office:value-type="string" calcext:value-type="string">
            <text:p>counter flow</text:p>
          </table:table-cell>
          <table:table-cell/>
          <table:table-cell office:value-type="string" calcext:value-type="string">
            <text:p>parallel flow</text:p>
          </table:table-cell>
          <table:table-cell table:style-name="Default"/>
          <table:table-cell table:style-name="Default" office:value-type="string" calcext:value-type="string">
            <text:p>counter flow</text:p>
          </table:table-cell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Size</text:p>
          </table:table-cell>
          <table:table-cell/>
          <table:table-cell office:value-type="string" calcext:value-type="string">
            <text:p>NTU</text:p>
          </table:table-cell>
          <table:table-cell table:number-columns-repeated="2" office:value-type="string" calcext:value-type="string">
            <text:p>effHx_theoretical</text:p>
          </table:table-cell>
          <table:table-cell/>
          <table:table-cell office:value-type="string" calcext:value-type="string">
            <text:p>effHx, discrete 5</text:p>
          </table:table-cell>
          <table:table-cell table:style-name="Default" office:value-type="string" calcext:value-type="string">
            <text:p>relErr, effHX, discrete 5</text:p>
          </table:table-cell>
          <table:table-cell table:style-name="Default" office:value-type="string" calcext:value-type="string">
            <text:p>effHx, discrete 5</text:p>
          </table:table-cell>
          <table:table-cell table:style-name="Default" office:value-type="string" calcext:value-type="string">
            <text:p>relErr, effHX, discrete 5</text:p>
          </table:table-cell>
          <table:table-cell/>
          <table:table-cell office:value-type="string" calcext:value-type="string">
            <text:p>effHx, discrete 10</text:p>
          </table:table-cell>
          <table:table-cell table:style-name="Default" office:value-type="string" calcext:value-type="string">
            <text:p>relErr, effHX, discrete 10</text:p>
          </table:table-cell>
          <table:table-cell table:style-name="Default" office:value-type="string" calcext:value-type="string">
            <text:p>effHx, discrete 5</text:p>
          </table:table-cell>
          <table:table-cell table:style-name="Default" office:value-type="string" calcext:value-type="string">
            <text:p>relErr, effHX, discrete 5</text:p>
          </table:table-cell>
          <table:table-cell table:style-name="Default"/>
          <table:table-cell office:value-type="string" calcext:value-type="string">
            <text:p>effHx, discrete 20</text:p>
          </table:table-cell>
          <table:table-cell table:style-name="Default" office:value-type="string" calcext:value-type="string">
            <text:p>relErr, effHX, discrete 20</text:p>
          </table:table-cell>
          <table:table-cell office:value-type="string" calcext:value-type="string">
            <text:p>effHx, discrete 5</text:p>
          </table:table-cell>
          <table:table-cell office:value-type="string" calcext:value-type="string">
            <text:p>relErr, effHX, discrete 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[nond]</text:p>
          </table:table-cell>
          <table:table-cell/>
          <table:table-cell table:number-columns-repeated="2" office:value-type="string" calcext:value-type="string">
            <text:p>[nond]</text:p>
          </table:table-cell>
          <table:table-cell table:number-columns-repeated="2"/>
          <table:table-cell office:value-type="string" calcext:value-type="string">
            <text:p>[nond]</text:p>
          </table:table-cell>
          <table:table-cell table:number-columns-repeated="3" table:style-name="Default" office:value-type="string" calcext:value-type="string">
            <text:p>[nond]</text:p>
          </table:table-cell>
          <table:table-cell/>
          <table:table-cell office:value-type="string" calcext:value-type="string">
            <text:p>[nond]</text:p>
          </table:table-cell>
          <table:table-cell table:number-columns-repeated="3" table:style-name="Default" office:value-type="string" calcext:value-type="string">
            <text:p>[nond]</text:p>
          </table:table-cell>
          <table:table-cell table:style-name="Default"/>
          <table:table-cell office:value-type="string" calcext:value-type="string">
            <text:p>[nond]</text:p>
          </table:table-cell>
          <table:table-cell table:style-name="Default" office:value-type="string" calcext:value-type="string">
            <text:p>[nond]</text:p>
          </table:table-cell>
          <table:table-cell table:number-columns-repeated="2" office:value-type="string" calcext:value-type="string">
            <text:p>[nond]</text:p>
          </table:table-cell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ROW()-ROW([.$D$7])" office:value-type="float" office:value="1" calcext:value-type="float">
            <text:p>1</text:p>
          </table:table-cell>
          <table:table-cell/>
          <table:table-cell office:value-type="float" office:value="0.0593744" calcext:value-type="float">
            <text:p>0.0593744</text:p>
          </table:table-cell>
          <table:table-cell office:value-type="float" office:value="0.0568042" calcext:value-type="float">
            <text:p>0.0568042</text:p>
          </table:table-cell>
          <table:table-cell office:value-type="float" office:value="0.0568363" calcext:value-type="float">
            <text:p>0.0568363</text:p>
          </table:table-cell>
          <table:table-cell/>
          <table:table-cell office:value-type="float" office:value="0.0563223" calcext:value-type="float">
            <text:p>0.0563223</text:p>
          </table:table-cell>
          <table:table-cell table:formula="of:=[.J8]/[.$G8]-1" office:value-type="float" office:value="-0.0084835276264783" calcext:value-type="float">
            <text:p>-0.00848</text:p>
          </table:table-cell>
          <table:table-cell office:value-type="float" office:value="0.0563524" calcext:value-type="float">
            <text:p>0.05635</text:p>
          </table:table-cell>
          <table:table-cell table:formula="of:=[.L8]/[.$H8]-1" office:value-type="float" office:value="-0.00851392507957072" calcext:value-type="float">
            <text:p>-0.00851</text:p>
          </table:table-cell>
          <table:table-cell/>
          <table:table-cell office:value-type="float" office:value="0.0565606" calcext:value-type="float">
            <text:p>0.0565606</text:p>
          </table:table-cell>
          <table:table-cell table:formula="of:=[.O8]/[.$G8]-1" office:value-type="float" office:value="-0.00428841529323532" calcext:value-type="float">
            <text:p>-0.00429</text:p>
          </table:table-cell>
          <table:table-cell office:value-type="float" office:value="0.056592" calcext:value-type="float">
            <text:p>0.05659</text:p>
          </table:table-cell>
          <table:table-cell table:formula="of:=[.Q8]/[.H8]-1" office:value-type="float" office:value="-0.00429830935511277" calcext:value-type="float">
            <text:p>-0.00430</text:p>
          </table:table-cell>
          <table:table-cell/>
          <table:table-cell office:value-type="float" office:value="0.0566808" calcext:value-type="float">
            <text:p>0.0566808</text:p>
          </table:table-cell>
          <table:table-cell table:formula="of:=[.T8]/[.$G8]-1" office:value-type="float" office:value="-0.00217237457793606" calcext:value-type="float">
            <text:p>-0.002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]+1" office:value-type="float" office:value="2" calcext:value-type="float">
            <text:p>2</text:p>
          </table:table-cell>
          <table:table-cell/>
          <table:table-cell office:value-type="float" office:value="0.118749" calcext:value-type="float">
            <text:p>0.118749</text:p>
          </table:table-cell>
          <table:table-cell office:value-type="float" office:value="0.108763" calcext:value-type="float">
            <text:p>0.108763</text:p>
          </table:table-cell>
          <table:table-cell office:value-type="float" office:value="0.108998" calcext:value-type="float">
            <text:p>0.108998</text:p>
          </table:table-cell>
          <table:table-cell/>
          <table:table-cell office:value-type="float" office:value="0.107014" calcext:value-type="float">
            <text:p>0.107014</text:p>
          </table:table-cell>
          <table:table-cell table:formula="of:=[.J9]/[.$G9]-1" office:value-type="float" office:value="-0.01608083631382" calcext:value-type="float">
            <text:p>-0.01608</text:p>
          </table:table-cell>
          <table:table-cell office:value-type="float" office:value="0.10723" calcext:value-type="float">
            <text:p>0.10723</text:p>
          </table:table-cell>
          <table:table-cell table:formula="of:=[.L9]/[.$H9]-1" office:value-type="float" office:value="-0.0162204811097451" calcext:value-type="float">
            <text:p>-0.01622</text:p>
          </table:table-cell>
          <table:table-cell/>
          <table:table-cell office:value-type="float" office:value="0.107873" calcext:value-type="float">
            <text:p>0.107873</text:p>
          </table:table-cell>
          <table:table-cell table:formula="of:=[.O9]/[.$G9]-1" office:value-type="float" office:value="-0.0081829298566608" calcext:value-type="float">
            <text:p>-0.00818</text:p>
          </table:table-cell>
          <table:table-cell office:value-type="float" office:value="0.108101" calcext:value-type="float">
            <text:p>0.10810</text:p>
          </table:table-cell>
          <table:table-cell table:formula="of:=[.Q9]/[.H9]-1" office:value-type="float" office:value="-0.00822950879832651" calcext:value-type="float">
            <text:p>-0.00823</text:p>
          </table:table-cell>
          <table:table-cell/>
          <table:table-cell office:value-type="float" office:value="0.108309" calcext:value-type="float">
            <text:p>0.108309</text:p>
          </table:table-cell>
          <table:table-cell table:formula="of:=[.T9]/[.$G9]-1" office:value-type="float" office:value="-0.00417421365721793" calcext:value-type="float">
            <text:p>-0.004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]+1" office:value-type="float" office:value="3" calcext:value-type="float">
            <text:p>3</text:p>
          </table:table-cell>
          <table:table-cell/>
          <table:table-cell office:value-type="float" office:value="0.178123" calcext:value-type="float">
            <text:p>0.178123</text:p>
          </table:table-cell>
          <table:table-cell office:value-type="float" office:value="0.156288" calcext:value-type="float">
            <text:p>0.156288</text:p>
          </table:table-cell>
          <table:table-cell office:value-type="float" office:value="0.157019" calcext:value-type="float">
            <text:p>0.157019</text:p>
          </table:table-cell>
          <table:table-cell/>
          <table:table-cell office:value-type="float" office:value="0.152718" calcext:value-type="float">
            <text:p>0.152718</text:p>
          </table:table-cell>
          <table:table-cell table:formula="of:=[.J10]/[.$G10]-1" office:value-type="float" office:value="-0.0228424447174448" calcext:value-type="float">
            <text:p>-0.02284</text:p>
          </table:table-cell>
          <table:table-cell office:value-type="float" office:value="0.153373" calcext:value-type="float">
            <text:p>0.15337</text:p>
          </table:table-cell>
          <table:table-cell table:formula="of:=[.L10]/[.$H10]-1" office:value-type="float" office:value="-0.0232201198581062" calcext:value-type="float">
            <text:p>-0.02322</text:p>
          </table:table-cell>
          <table:table-cell/>
          <table:table-cell office:value-type="float" office:value="0.15446" calcext:value-type="float">
            <text:p>0.15446</text:p>
          </table:table-cell>
          <table:table-cell table:formula="of:=[.O10]/[.$G10]-1" office:value-type="float" office:value="-0.0116963554463556" calcext:value-type="float">
            <text:p>-0.01170</text:p>
          </table:table-cell>
          <table:table-cell office:value-type="float" office:value="0.155159" calcext:value-type="float">
            <text:p>0.15516</text:p>
          </table:table-cell>
          <table:table-cell table:formula="of:=[.Q10]/[.H10]-1" office:value-type="float" office:value="-0.0118457002018864" calcext:value-type="float">
            <text:p>-0.01185</text:p>
          </table:table-cell>
          <table:table-cell/>
          <table:table-cell office:value-type="float" office:value="0.155351" calcext:value-type="float">
            <text:p>0.155351</text:p>
          </table:table-cell>
          <table:table-cell table:formula="of:=[.T10]/[.$G10]-1" office:value-type="float" office:value="-0.00599534193284201" calcext:value-type="float">
            <text:p>-0.006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]+1" office:value-type="float" office:value="4" calcext:value-type="float">
            <text:p>4</text:p>
          </table:table-cell>
          <table:table-cell/>
          <table:table-cell office:value-type="float" office:value="0.237498" calcext:value-type="float">
            <text:p>0.237498</text:p>
          </table:table-cell>
          <table:table-cell office:value-type="float" office:value="0.19976" calcext:value-type="float">
            <text:p>0.19976</text:p>
          </table:table-cell>
          <table:table-cell office:value-type="float" office:value="0.201354" calcext:value-type="float">
            <text:p>0.201354</text:p>
          </table:table-cell>
          <table:table-cell/>
          <table:table-cell office:value-type="float" office:value="0.193995" calcext:value-type="float">
            <text:p>0.193995</text:p>
          </table:table-cell>
          <table:table-cell table:formula="of:=[.J11]/[.$G11]-1" office:value-type="float" office:value="-0.0288596315578694" calcext:value-type="float">
            <text:p>-0.02886</text:p>
          </table:table-cell>
          <table:table-cell office:value-type="float" office:value="0.195395" calcext:value-type="float">
            <text:p>0.19540</text:p>
          </table:table-cell>
          <table:table-cell table:formula="of:=[.L11]/[.$H11]-1" office:value-type="float" office:value="-0.0295946442583708" calcext:value-type="float">
            <text:p>-0.02959</text:p>
          </table:table-cell>
          <table:table-cell/>
          <table:table-cell office:value-type="float" office:value="0.19679" calcext:value-type="float">
            <text:p>0.19679</text:p>
          </table:table-cell>
          <table:table-cell table:formula="of:=[.O11]/[.$G11]-1" office:value-type="float" office:value="-0.0148678414096917" calcext:value-type="float">
            <text:p>-0.01487</text:p>
          </table:table-cell>
          <table:table-cell office:value-type="float" office:value="0.198302" calcext:value-type="float">
            <text:p>0.19830</text:p>
          </table:table-cell>
          <table:table-cell table:formula="of:=[.Q11]/[.H11]-1" office:value-type="float" office:value="-0.0151573845068884" calcext:value-type="float">
            <text:p>-0.01516</text:p>
          </table:table-cell>
          <table:table-cell/>
          <table:table-cell office:value-type="float" office:value="0.19823" calcext:value-type="float">
            <text:p>0.19823</text:p>
          </table:table-cell>
          <table:table-cell table:formula="of:=[.T11]/[.$G11]-1" office:value-type="float" office:value="-0.00765919102923507" calcext:value-type="float">
            <text:p>-0.007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]+1" office:value-type="float" office:value="5" calcext:value-type="float">
            <text:p>5</text:p>
          </table:table-cell>
          <table:table-cell/>
          <table:table-cell office:value-type="float" office:value="0.296872" calcext:value-type="float">
            <text:p>0.296872</text:p>
          </table:table-cell>
          <table:table-cell office:value-type="float" office:value="0.239523" calcext:value-type="float">
            <text:p>0.239523</text:p>
          </table:table-cell>
          <table:table-cell office:value-type="float" office:value="0.242395" calcext:value-type="float">
            <text:p>0.242395</text:p>
          </table:table-cell>
          <table:table-cell/>
          <table:table-cell office:value-type="float" office:value="0.231335" calcext:value-type="float">
            <text:p>0.231335</text:p>
          </table:table-cell>
          <table:table-cell table:formula="of:=[.J12]/[.$G12]-1" office:value-type="float" office:value="-0.0341846085762119" calcext:value-type="float">
            <text:p>-0.03418</text:p>
          </table:table-cell>
          <table:table-cell office:value-type="float" office:value="0.233809" calcext:value-type="float">
            <text:p>0.23381</text:p>
          </table:table-cell>
          <table:table-cell table:formula="of:=[.L12]/[.$H12]-1" office:value-type="float" office:value="-0.0354215227211783" calcext:value-type="float">
            <text:p>-0.03542</text:p>
          </table:table-cell>
          <table:table-cell/>
          <table:table-cell office:value-type="float" office:value="0.235283" calcext:value-type="float">
            <text:p>0.235283</text:p>
          </table:table-cell>
          <table:table-cell table:formula="of:=[.O12]/[.$G12]-1" office:value-type="float" office:value="-0.0177018490917366" calcext:value-type="float">
            <text:p>-0.01770</text:p>
          </table:table-cell>
          <table:table-cell office:value-type="float" office:value="0.23798" calcext:value-type="float">
            <text:p>0.23798</text:p>
          </table:table-cell>
          <table:table-cell table:formula="of:=[.Q12]/[.H12]-1" office:value-type="float" office:value="-0.0182140720724437" calcext:value-type="float">
            <text:p>-0.01821</text:p>
          </table:table-cell>
          <table:table-cell/>
          <table:table-cell office:value-type="float" office:value="0.237329" calcext:value-type="float">
            <text:p>0.237329</text:p>
          </table:table-cell>
          <table:table-cell table:formula="of:=[.T12]/[.$G12]-1" office:value-type="float" office:value="-0.009159871912092" calcext:value-type="float">
            <text:p>-0.009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+1" office:value-type="float" office:value="6" calcext:value-type="float">
            <text:p>6</text:p>
          </table:table-cell>
          <table:table-cell/>
          <table:table-cell office:value-type="float" office:value="0.356247" calcext:value-type="float">
            <text:p>0.356247</text:p>
          </table:table-cell>
          <table:table-cell office:value-type="float" office:value="0.275894" calcext:value-type="float">
            <text:p>0.275894</text:p>
          </table:table-cell>
          <table:table-cell office:value-type="float" office:value="0.28048" calcext:value-type="float">
            <text:p>0.28048</text:p>
          </table:table-cell>
          <table:table-cell/>
          <table:table-cell office:value-type="float" office:value="0.265169" calcext:value-type="float">
            <text:p>0.265169</text:p>
          </table:table-cell>
          <table:table-cell table:formula="of:=[.J13]/[.$G13]-1" office:value-type="float" office:value="-0.0388736253778624" calcext:value-type="float">
            <text:p>-0.03887</text:p>
          </table:table-cell>
          <table:table-cell office:value-type="float" office:value="0.269047" calcext:value-type="float">
            <text:p>0.26905</text:p>
          </table:table-cell>
          <table:table-cell table:formula="of:=[.L13]/[.$H13]-1" office:value-type="float" office:value="-0.0407622646891045" calcext:value-type="float">
            <text:p>-0.04076</text:p>
          </table:table-cell>
          <table:table-cell/>
          <table:table-cell office:value-type="float" office:value="0.270314" calcext:value-type="float">
            <text:p>0.270314</text:p>
          </table:table-cell>
          <table:table-cell table:formula="of:=[.O13]/[.$G13]-1" office:value-type="float" office:value="-0.0202251589378528" calcext:value-type="float">
            <text:p>-0.02023</text:p>
          </table:table-cell>
          <table:table-cell office:value-type="float" office:value="0.274579" calcext:value-type="float">
            <text:p>0.27458</text:p>
          </table:table-cell>
          <table:table-cell table:formula="of:=[.Q13]/[.H13]-1" office:value-type="float" office:value="-0.0210389332572732" calcext:value-type="float">
            <text:p>-0.02104</text:p>
          </table:table-cell>
          <table:table-cell/>
          <table:table-cell office:value-type="float" office:value="0.272993" calcext:value-type="float">
            <text:p>0.272993</text:p>
          </table:table-cell>
          <table:table-cell table:formula="of:=[.T13]/[.$G13]-1" office:value-type="float" office:value="-0.0105149078994106" calcext:value-type="float">
            <text:p>-0.010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]+1" office:value-type="float" office:value="7" calcext:value-type="float">
            <text:p>7</text:p>
          </table:table-cell>
          <table:table-cell/>
          <table:table-cell office:value-type="float" office:value="0.415621" calcext:value-type="float">
            <text:p>0.415621</text:p>
          </table:table-cell>
          <table:table-cell office:value-type="float" office:value="0.309162" calcext:value-type="float">
            <text:p>0.309162</text:p>
          </table:table-cell>
          <table:table-cell office:value-type="float" office:value="0.315903" calcext:value-type="float">
            <text:p>0.315903</text:p>
          </table:table-cell>
          <table:table-cell/>
          <table:table-cell office:value-type="float" office:value="0.295873" calcext:value-type="float">
            <text:p>0.295873</text:p>
          </table:table-cell>
          <table:table-cell table:formula="of:=[.J14]/[.$G14]-1" office:value-type="float" office:value="-0.0429839372238503" calcext:value-type="float">
            <text:p>-0.04298</text:p>
          </table:table-cell>
          <table:table-cell office:value-type="float" office:value="0.301476" calcext:value-type="float">
            <text:p>0.30148</text:p>
          </table:table-cell>
          <table:table-cell table:formula="of:=[.L14]/[.$H14]-1" office:value-type="float" office:value="-0.0456690819650335" calcext:value-type="float">
            <text:p>-0.04567</text:p>
          </table:table-cell>
          <table:table-cell/>
          <table:table-cell office:value-type="float" office:value="0.302217" calcext:value-type="float">
            <text:p>0.302217</text:p>
          </table:table-cell>
          <table:table-cell table:formula="of:=[.O14]/[.$G14]-1" office:value-type="float" office:value="-0.022463950938343" calcext:value-type="float">
            <text:p>-0.02246</text:p>
          </table:table-cell>
          <table:table-cell office:value-type="float" office:value="0.308431" calcext:value-type="float">
            <text:p>0.30843</text:p>
          </table:table-cell>
          <table:table-cell table:formula="of:=[.Q14]/[.H14]-1" office:value-type="float" office:value="-0.0236528301408976" calcext:value-type="float">
            <text:p>-0.02365</text:p>
          </table:table-cell>
          <table:table-cell/>
          <table:table-cell office:value-type="float" office:value="0.305536" calcext:value-type="float">
            <text:p>0.305536</text:p>
          </table:table-cell>
          <table:table-cell table:formula="of:=[.T14]/[.$G14]-1" office:value-type="float" office:value="-0.0117284789204366" calcext:value-type="float">
            <text:p>-0.011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]+1" office:value-type="float" office:value="8" calcext:value-type="float">
            <text:p>8</text:p>
          </table:table-cell>
          <table:table-cell/>
          <table:table-cell office:value-type="float" office:value="0.474996" calcext:value-type="float">
            <text:p>0.474996</text:p>
          </table:table-cell>
          <table:table-cell office:value-type="float" office:value="0.339592" calcext:value-type="float">
            <text:p>0.339592</text:p>
          </table:table-cell>
          <table:table-cell office:value-type="float" office:value="0.348918" calcext:value-type="float">
            <text:p>0.348918</text:p>
          </table:table-cell>
          <table:table-cell/>
          <table:table-cell office:value-type="float" office:value="0.32378" calcext:value-type="float">
            <text:p>0.32378</text:p>
          </table:table-cell>
          <table:table-cell table:formula="of:=[.J15]/[.$G15]-1" office:value-type="float" office:value="-0.0465617564606939" calcext:value-type="float">
            <text:p>-0.04656</text:p>
          </table:table-cell>
          <table:table-cell office:value-type="float" office:value="0.331409" calcext:value-type="float">
            <text:p>0.33141</text:p>
          </table:table-cell>
          <table:table-cell table:formula="of:=[.L15]/[.$H15]-1" office:value-type="float" office:value="-0.0501808447830149" calcext:value-type="float">
            <text:p>-0.05018</text:p>
          </table:table-cell>
          <table:table-cell/>
          <table:table-cell office:value-type="float" office:value="0.331296" calcext:value-type="float">
            <text:p>0.331296</text:p>
          </table:table-cell>
          <table:table-cell table:formula="of:=[.O15]/[.$G15]-1" office:value-type="float" office:value="-0.0244293151782139" calcext:value-type="float">
            <text:p>-0.02443</text:p>
          </table:table-cell>
          <table:table-cell office:value-type="float" office:value="0.339822" calcext:value-type="float">
            <text:p>0.33982</text:p>
          </table:table-cell>
          <table:table-cell table:formula="of:=[.Q15]/[.H15]-1" office:value-type="float" office:value="-0.0260691623819923" calcext:value-type="float">
            <text:p>-0.02607</text:p>
          </table:table-cell>
          <table:table-cell/>
          <table:table-cell office:value-type="float" office:value="0.335243" calcext:value-type="float">
            <text:p>0.335243</text:p>
          </table:table-cell>
          <table:table-cell table:formula="of:=[.T15]/[.$G15]-1" office:value-type="float" office:value="-0.0128065443237767" calcext:value-type="float">
            <text:p>-0.012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]+1" office:value-type="float" office:value="9" calcext:value-type="float">
            <text:p>9</text:p>
          </table:table-cell>
          <table:table-cell/>
          <table:table-cell office:value-type="float" office:value="0.53437" calcext:value-type="float">
            <text:p>0.53437</text:p>
          </table:table-cell>
          <table:table-cell office:value-type="float" office:value="0.367426" calcext:value-type="float">
            <text:p>0.367426</text:p>
          </table:table-cell>
          <table:table-cell office:value-type="float" office:value="0.379751" calcext:value-type="float">
            <text:p>0.379751</text:p>
          </table:table-cell>
          <table:table-cell/>
          <table:table-cell office:value-type="float" office:value="0.349181" calcext:value-type="float">
            <text:p>0.349181</text:p>
          </table:table-cell>
          <table:table-cell table:formula="of:=[.J16]/[.$G16]-1" office:value-type="float" office:value="-0.0496562573143979" calcext:value-type="float">
            <text:p>-0.04966</text:p>
          </table:table-cell>
          <table:table-cell office:value-type="float" office:value="0.359113" calcext:value-type="float">
            <text:p>0.35911</text:p>
          </table:table-cell>
          <table:table-cell table:formula="of:=[.L16]/[.$H16]-1" office:value-type="float" office:value="-0.0543461373373605" calcext:value-type="float">
            <text:p>-0.05435</text:p>
          </table:table-cell>
          <table:table-cell/>
          <table:table-cell office:value-type="float" office:value="0.357819" calcext:value-type="float">
            <text:p>0.357819</text:p>
          </table:table-cell>
          <table:table-cell table:formula="of:=[.O16]/[.$G16]-1" office:value-type="float" office:value="-0.0261467615247696" calcext:value-type="float">
            <text:p>-0.02615</text:p>
          </table:table-cell>
          <table:table-cell office:value-type="float" office:value="0.368999" calcext:value-type="float">
            <text:p>0.36900</text:p>
          </table:table-cell>
          <table:table-cell table:formula="of:=[.Q16]/[.H16]-1" office:value-type="float" office:value="-0.0283132894975918" calcext:value-type="float">
            <text:p>-0.02831</text:p>
          </table:table-cell>
          <table:table-cell/>
          <table:table-cell office:value-type="float" office:value="0.362371" calcext:value-type="float">
            <text:p>0.362371</text:p>
          </table:table-cell>
          <table:table-cell table:formula="of:=[.T16]/[.$G16]-1" office:value-type="float" office:value="-0.0137578723334766" calcext:value-type="float">
            <text:p>-0.0137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]+1" office:value-type="float" office:value="10" calcext:value-type="float">
            <text:p>10</text:p>
          </table:table-cell>
          <table:table-cell/>
          <table:table-cell office:value-type="float" office:value="0.593744" calcext:value-type="float">
            <text:p>0.593744</text:p>
          </table:table-cell>
          <table:table-cell office:value-type="float" office:value="0.392885" calcext:value-type="float">
            <text:p>0.392885</text:p>
          </table:table-cell>
          <table:table-cell office:value-type="float" office:value="0.408598" calcext:value-type="float">
            <text:p>0.408598</text:p>
          </table:table-cell>
          <table:table-cell/>
          <table:table-cell office:value-type="float" office:value="0.372335" calcext:value-type="float">
            <text:p>0.372335</text:p>
          </table:table-cell>
          <table:table-cell table:formula="of:=[.J17]/[.$G17]-1" office:value-type="float" office:value="-0.0523053819820048" calcext:value-type="float">
            <text:p>-0.05231</text:p>
          </table:table-cell>
          <table:table-cell office:value-type="float" office:value="0.384821" calcext:value-type="float">
            <text:p>0.38482</text:p>
          </table:table-cell>
          <table:table-cell table:formula="of:=[.L17]/[.$H17]-1" office:value-type="float" office:value="-0.0581916700522274" calcext:value-type="float">
            <text:p>-0.05819</text:p>
          </table:table-cell>
          <table:table-cell/>
          <table:table-cell office:value-type="float" office:value="0.38203" calcext:value-type="float">
            <text:p>0.38203</text:p>
          </table:table-cell>
          <table:table-cell table:formula="of:=[.O17]/[.$G17]-1" office:value-type="float" office:value="-0.0276289499471856" calcext:value-type="float">
            <text:p>-0.02763</text:p>
          </table:table-cell>
          <table:table-cell office:value-type="float" office:value="0.396178" calcext:value-type="float">
            <text:p>0.39618</text:p>
          </table:table-cell>
          <table:table-cell table:formula="of:=[.Q17]/[.H17]-1" office:value-type="float" office:value="-0.0303966245551863" calcext:value-type="float">
            <text:p>-0.03040</text:p>
          </table:table-cell>
          <table:table-cell/>
          <table:table-cell office:value-type="float" office:value="0.387153" calcext:value-type="float">
            <text:p>0.387153</text:p>
          </table:table-cell>
          <table:table-cell table:formula="of:=[.T17]/[.$G17]-1" office:value-type="float" office:value="-0.0145895109255888" calcext:value-type="float">
            <text:p>-0.014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]+2" office:value-type="float" office:value="12" calcext:value-type="float">
            <text:p>12</text:p>
          </table:table-cell>
          <table:table-cell/>
          <table:table-cell office:value-type="float" office:value="0.712493" calcext:value-type="float">
            <text:p>0.712493</text:p>
          </table:table-cell>
          <table:table-cell office:value-type="float" office:value="0.437474" calcext:value-type="float">
            <text:p>0.437474</text:p>
          </table:table-cell>
          <table:table-cell office:value-type="float" office:value="0.461014" calcext:value-type="float">
            <text:p>0.461014</text:p>
          </table:table-cell>
          <table:table-cell/>
          <table:table-cell office:value-type="float" office:value="0.41279" calcext:value-type="float">
            <text:p>0.41279</text:p>
          </table:table-cell>
          <table:table-cell table:formula="of:=[.J18]/[.$G18]-1" office:value-type="float" office:value="-0.056423924621806" calcext:value-type="float">
            <text:p>-0.05642</text:p>
          </table:table-cell>
          <table:table-cell office:value-type="float" office:value="0.431026" calcext:value-type="float">
            <text:p>0.43103</text:p>
          </table:table-cell>
          <table:table-cell table:formula="of:=[.L18]/[.$H18]-1" office:value-type="float" office:value="-0.0650479161153457" calcext:value-type="float">
            <text:p>-0.06505</text:p>
          </table:table-cell>
          <table:table-cell/>
          <table:table-cell office:value-type="float" office:value="0.424364" calcext:value-type="float">
            <text:p>0.424364</text:p>
          </table:table-cell>
          <table:table-cell table:formula="of:=[.O18]/[.$G18]-1" office:value-type="float" office:value="-0.0299674952111438" calcext:value-type="float">
            <text:p>-0.02997</text:p>
          </table:table-cell>
          <table:table-cell office:value-type="float" office:value="0.445276" calcext:value-type="float">
            <text:p>0.44528</text:p>
          </table:table-cell>
          <table:table-cell table:formula="of:=[.Q18]/[.H18]-1" office:value-type="float" office:value="-0.0341377919108746" calcext:value-type="float">
            <text:p>-0.03414</text:p>
          </table:table-cell>
          <table:table-cell/>
          <table:table-cell office:value-type="float" office:value="0.430505" calcext:value-type="float">
            <text:p>0.430505</text:p>
          </table:table-cell>
          <table:table-cell table:formula="of:=[.T18]/[.$G18]-1" office:value-type="float" office:value="-0.015930089559608" calcext:value-type="float">
            <text:p>-0.015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]+2" office:value-type="float" office:value="14" calcext:value-type="float">
            <text:p>14</text:p>
          </table:table-cell>
          <table:table-cell/>
          <table:table-cell office:value-type="float" office:value="0.831242" calcext:value-type="float">
            <text:p>0.831242</text:p>
          </table:table-cell>
          <table:table-cell office:value-type="float" office:value="0.474779" calcext:value-type="float">
            <text:p>0.474779</text:p>
          </table:table-cell>
          <table:table-cell office:value-type="float" office:value="0.50734" calcext:value-type="float">
            <text:p>0.50734</text:p>
          </table:table-cell>
          <table:table-cell/>
          <table:table-cell office:value-type="float" office:value="0.446677" calcext:value-type="float">
            <text:p>0.446677</text:p>
          </table:table-cell>
          <table:table-cell table:formula="of:=[.J19]/[.$G19]-1" office:value-type="float" office:value="-0.0591896440238512" calcext:value-type="float">
            <text:p>-0.05919</text:p>
          </table:table-cell>
          <table:table-cell office:value-type="float" office:value="0.471344" calcext:value-type="float">
            <text:p>0.47134</text:p>
          </table:table-cell>
          <table:table-cell table:formula="of:=[.L19]/[.$H19]-1" office:value-type="float" office:value="-0.0709504474317026" calcext:value-type="float">
            <text:p>-0.07095</text:p>
          </table:table-cell>
          <table:table-cell/>
          <table:table-cell office:value-type="float" office:value="0.459791" calcext:value-type="float">
            <text:p>0.459791</text:p>
          </table:table-cell>
          <table:table-cell table:formula="of:=[.O19]/[.$G19]-1" office:value-type="float" office:value="-0.0315683718108847" calcext:value-type="float">
            <text:p>-0.03157</text:p>
          </table:table-cell>
          <table:table-cell office:value-type="float" office:value="0.488373" calcext:value-type="float">
            <text:p>0.48837</text:p>
          </table:table-cell>
          <table:table-cell table:formula="of:=[.Q19]/[.H19]-1" office:value-type="float" office:value="-0.0373851854771948" calcext:value-type="float">
            <text:p>-0.03739</text:p>
          </table:table-cell>
          <table:table-cell/>
          <table:table-cell office:value-type="float" office:value="0.466764" calcext:value-type="float">
            <text:p>0.466764</text:p>
          </table:table-cell>
          <table:table-cell table:formula="of:=[.T19]/[.$G19]-1" office:value-type="float" office:value="-0.0168815385684707" calcext:value-type="float">
            <text:p>-0.016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]+2" office:value-type="float" office:value="16" calcext:value-type="float">
            <text:p>16</text:p>
          </table:table-cell>
          <table:table-cell/>
          <table:table-cell office:value-type="float" office:value="0.949991" calcext:value-type="float">
            <text:p>0.949991</text:p>
          </table:table-cell>
          <table:table-cell office:value-type="float" office:value="0.505991" calcext:value-type="float">
            <text:p>0.505991</text:p>
          </table:table-cell>
          <table:table-cell office:value-type="float" office:value="0.54851" calcext:value-type="float">
            <text:p>0.54851</text:p>
          </table:table-cell>
          <table:table-cell/>
          <table:table-cell office:value-type="float" office:value="0.475205" calcext:value-type="float">
            <text:p>0.475205</text:p>
          </table:table-cell>
          <table:table-cell table:formula="of:=[.J20]/[.$G20]-1" office:value-type="float" office:value="-0.0608429794205826" calcext:value-type="float">
            <text:p>-0.06084</text:p>
          </table:table-cell>
          <table:table-cell office:value-type="float" office:value="0.506796" calcext:value-type="float">
            <text:p>0.50680</text:p>
          </table:table-cell>
          <table:table-cell table:formula="of:=[.L20]/[.$H20]-1" office:value-type="float" office:value="-0.0760496618110883" calcext:value-type="float">
            <text:p>-0.07605</text:p>
          </table:table-cell>
          <table:table-cell/>
          <table:table-cell office:value-type="float" office:value="0.489522" calcext:value-type="float">
            <text:p>0.489522</text:p>
          </table:table-cell>
          <table:table-cell table:formula="of:=[.O20]/[.$G20]-1" office:value-type="float" office:value="-0.0325480097472088" calcext:value-type="float">
            <text:p>-0.03255</text:p>
          </table:table-cell>
          <table:table-cell office:value-type="float" office:value="0.526454" calcext:value-type="float">
            <text:p>0.52645</text:p>
          </table:table-cell>
          <table:table-cell table:formula="of:=[.Q20]/[.H20]-1" office:value-type="float" office:value="-0.0402107527665859" calcext:value-type="float">
            <text:p>-0.04021</text:p>
          </table:table-cell>
          <table:table-cell/>
          <table:table-cell office:value-type="float" office:value="0.497135" calcext:value-type="float">
            <text:p>0.497135</text:p>
          </table:table-cell>
          <table:table-cell table:formula="of:=[.T20]/[.$G20]-1" office:value-type="float" office:value="-0.0175022875900954" calcext:value-type="float">
            <text:p>-0.017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]+2" office:value-type="float" office:value="18" calcext:value-type="float">
            <text:p>18</text:p>
          </table:table-cell>
          <table:table-cell/>
          <table:table-cell office:value-type="float" office:value="1.06874" calcext:value-type="float">
            <text:p>1.06874</text:p>
          </table:table-cell>
          <table:table-cell office:value-type="float" office:value="0.532105" calcext:value-type="float">
            <text:p>0.532105</text:p>
          </table:table-cell>
          <table:table-cell office:value-type="float" office:value="0.58528" calcext:value-type="float">
            <text:p>0.58528</text:p>
          </table:table-cell>
          <table:table-cell/>
          <table:table-cell office:value-type="float" office:value="0.499338" calcext:value-type="float">
            <text:p>0.499338</text:p>
          </table:table-cell>
          <table:table-cell table:formula="of:=[.J21]/[.$G21]-1" office:value-type="float" office:value="-0.0615799513253964" calcext:value-type="float">
            <text:p>-0.06158</text:p>
          </table:table-cell>
          <table:table-cell office:value-type="float" office:value="0.538181" calcext:value-type="float">
            <text:p>0.53818</text:p>
          </table:table-cell>
          <table:table-cell table:formula="of:=[.L21]/[.$H21]-1" office:value-type="float" office:value="-0.0804725943138327" calcext:value-type="float">
            <text:p>-0.08047</text:p>
          </table:table-cell>
          <table:table-cell/>
          <table:table-cell office:value-type="float" office:value="0.51454" calcext:value-type="float">
            <text:p>0.51454</text:p>
          </table:table-cell>
          <table:table-cell table:formula="of:=[.O21]/[.$G21]-1" office:value-type="float" office:value="-0.0330104020822959" calcext:value-type="float">
            <text:p>-0.03301</text:p>
          </table:table-cell>
          <table:table-cell office:value-type="float" office:value="0.560304" calcext:value-type="float">
            <text:p>0.56030</text:p>
          </table:table-cell>
          <table:table-cell table:formula="of:=[.Q21]/[.H21]-1" office:value-type="float" office:value="-0.0426735921268453" calcext:value-type="float">
            <text:p>-0.04267</text:p>
          </table:table-cell>
          <table:table-cell/>
          <table:table-cell office:value-type="float" office:value="0.522611" calcext:value-type="float">
            <text:p>0.522611</text:p>
          </table:table-cell>
          <table:table-cell table:formula="of:=[.T21]/[.$G21]-1" office:value-type="float" office:value="-0.0178423431465594" calcext:value-type="float">
            <text:p>-0.017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+2" office:value-type="float" office:value="20" calcext:value-type="float">
            <text:p>20</text:p>
          </table:table-cell>
          <table:table-cell/>
          <table:table-cell office:value-type="float" office:value="1.18749" calcext:value-type="float">
            <text:p>1.18749</text:p>
          </table:table-cell>
          <table:table-cell office:value-type="float" office:value="0.553954" calcext:value-type="float">
            <text:p>0.553954</text:p>
          </table:table-cell>
          <table:table-cell office:value-type="float" office:value="0.618263" calcext:value-type="float">
            <text:p>0.618263</text:p>
          </table:table-cell>
          <table:table-cell/>
          <table:table-cell office:value-type="float" office:value="0.519845" calcext:value-type="float">
            <text:p>0.519845</text:p>
          </table:table-cell>
          <table:table-cell table:formula="of:=[.J22]/[.$G22]-1" office:value-type="float" office:value="-0.0615737046758394" calcext:value-type="float">
            <text:p>-0.06157</text:p>
          </table:table-cell>
          <table:table-cell office:value-type="float" office:value="0.566136" calcext:value-type="float">
            <text:p>0.56614</text:p>
          </table:table-cell>
          <table:table-cell table:formula="of:=[.L22]/[.$H22]-1" office:value-type="float" office:value="-0.0843120160837703" calcext:value-type="float">
            <text:p>-0.08431</text:p>
          </table:table-cell>
          <table:table-cell/>
          <table:table-cell office:value-type="float" office:value="0.535648" calcext:value-type="float">
            <text:p>0.535648</text:p>
          </table:table-cell>
          <table:table-cell table:formula="of:=[.O22]/[.$G22]-1" office:value-type="float" office:value="-0.033046065196749" calcext:value-type="float">
            <text:p>-0.03305</text:p>
          </table:table-cell>
          <table:table-cell office:value-type="float" office:value="0.590552" calcext:value-type="float">
            <text:p>0.59055</text:p>
          </table:table-cell>
          <table:table-cell table:formula="of:=[.Q22]/[.H22]-1" office:value-type="float" office:value="-0.0448207316303904" calcext:value-type="float">
            <text:p>-0.04482</text:p>
          </table:table-cell>
          <table:table-cell/>
          <table:table-cell office:value-type="float" office:value="0.544013" calcext:value-type="float">
            <text:p>0.544013</text:p>
          </table:table-cell>
          <table:table-cell table:formula="of:=[.T22]/[.$G22]-1" office:value-type="float" office:value="-0.0179455333836384" calcext:value-type="float">
            <text:p>-0.0179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]+5" office:value-type="float" office:value="25" calcext:value-type="float">
            <text:p>25</text:p>
          </table:table-cell>
          <table:table-cell/>
          <table:table-cell office:value-type="float" office:value="1.48436" calcext:value-type="float">
            <text:p>1.48436</text:p>
          </table:table-cell>
          <table:table-cell office:value-type="float" office:value="0.59421" calcext:value-type="float">
            <text:p>0.59421</text:p>
          </table:table-cell>
          <table:table-cell office:value-type="float" office:value="0.687277" calcext:value-type="float">
            <text:p>0.687277</text:p>
          </table:table-cell>
          <table:table-cell/>
          <table:table-cell office:value-type="float" office:value="0.559034" calcext:value-type="float">
            <text:p>0.559034</text:p>
          </table:table-cell>
          <table:table-cell table:formula="of:=[.J23]/[.$G23]-1" office:value-type="float" office:value="-0.0591979266589253" calcext:value-type="float">
            <text:p>-0.05920</text:p>
          </table:table-cell>
          <table:table-cell office:value-type="float" office:value="0.62414" calcext:value-type="float">
            <text:p>0.62414</text:p>
          </table:table-cell>
          <table:table-cell table:formula="of:=[.L23]/[.$H23]-1" office:value-type="float" office:value="-0.0918654341699199" calcext:value-type="float">
            <text:p>-0.09187</text:p>
          </table:table-cell>
          <table:table-cell/>
          <table:table-cell office:value-type="float" office:value="0.575342" calcext:value-type="float">
            <text:p>0.575342</text:p>
          </table:table-cell>
          <table:table-cell table:formula="of:=[.O23]/[.$G23]-1" office:value-type="float" office:value="-0.031753083926558" calcext:value-type="float">
            <text:p>-0.03175</text:p>
          </table:table-cell>
          <table:table-cell office:value-type="float" office:value="0.653559" calcext:value-type="float">
            <text:p>0.65356</text:p>
          </table:table-cell>
          <table:table-cell table:formula="of:=[.Q23]/[.H23]-1" office:value-type="float" office:value="-0.0490602770062144" calcext:value-type="float">
            <text:p>-0.04906</text:p>
          </table:table-cell>
          <table:table-cell/>
          <table:table-cell office:value-type="float" office:value="0.583854" calcext:value-type="float">
            <text:p>0.583854</text:p>
          </table:table-cell>
          <table:table-cell table:formula="of:=[.T23]/[.$G23]-1" office:value-type="float" office:value="-0.0174281819558743" calcext:value-type="float">
            <text:p>-0.017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]+5" office:value-type="float" office:value="30" calcext:value-type="float">
            <text:p>30</text:p>
          </table:table-cell>
          <table:table-cell/>
          <table:table-cell office:value-type="float" office:value="1.78123" calcext:value-type="float">
            <text:p>1.78123</text:p>
          </table:table-cell>
          <table:table-cell office:value-type="float" office:value="0.619986" calcext:value-type="float">
            <text:p>0.619986</text:p>
          </table:table-cell>
          <table:table-cell office:value-type="float" office:value="0.741467" calcext:value-type="float">
            <text:p>0.741467</text:p>
          </table:table-cell>
          <table:table-cell/>
          <table:table-cell office:value-type="float" office:value="0.586035" calcext:value-type="float">
            <text:p>0.586035</text:p>
          </table:table-cell>
          <table:table-cell table:formula="of:=[.J24]/[.$G24]-1" office:value-type="float" office:value="-0.0547609139561217" calcext:value-type="float">
            <text:p>-0.05476</text:p>
          </table:table-cell>
          <table:table-cell office:value-type="float" office:value="0.669417" calcext:value-type="float">
            <text:p>0.66942</text:p>
          </table:table-cell>
          <table:table-cell table:formula="of:=[.L24]/[.$H24]-1" office:value-type="float" office:value="-0.0971722274895578" calcext:value-type="float">
            <text:p>-0.09717</text:p>
          </table:table-cell>
          <table:table-cell/>
          <table:table-cell office:value-type="float" office:value="0.601855" calcext:value-type="float">
            <text:p>0.601855</text:p>
          </table:table-cell>
          <table:table-cell table:formula="of:=[.O24]/[.$G24]-1" office:value-type="float" office:value="-0.0292442087401974" calcext:value-type="float">
            <text:p>-0.02924</text:p>
          </table:table-cell>
          <table:table-cell office:value-type="float" office:value="0.702888" calcext:value-type="float">
            <text:p>0.70289</text:p>
          </table:table-cell>
          <table:table-cell table:formula="of:=[.Q24]/[.H24]-1" office:value-type="float" office:value="-0.0520306365623825" calcext:value-type="float">
            <text:p>-0.05203</text:p>
          </table:table-cell>
          <table:table-cell/>
          <table:table-cell office:value-type="float" office:value="0.609934" calcext:value-type="float">
            <text:p>0.609934</text:p>
          </table:table-cell>
          <table:table-cell table:formula="of:=[.T24]/[.$G24]-1" office:value-type="float" office:value="-0.0162132693318883" calcext:value-type="float">
            <text:p>-0.016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]+5" office:value-type="float" office:value="35" calcext:value-type="float">
            <text:p>35</text:p>
          </table:table-cell>
          <table:table-cell/>
          <table:table-cell office:value-type="float" office:value="2.07811" calcext:value-type="float">
            <text:p>2.07811</text:p>
          </table:table-cell>
          <table:table-cell office:value-type="float" office:value="0.63649" calcext:value-type="float">
            <text:p>0.63649</text:p>
          </table:table-cell>
          <table:table-cell office:value-type="float" office:value="0.784718" calcext:value-type="float">
            <text:p>0.784718</text:p>
          </table:table-cell>
          <table:table-cell/>
          <table:table-cell office:value-type="float" office:value="0.605049" calcext:value-type="float">
            <text:p>0.605049</text:p>
          </table:table-cell>
          <table:table-cell table:formula="of:=[.J25]/[.$G25]-1" office:value-type="float" office:value="-0.0493974767867524" calcext:value-type="float">
            <text:p>-0.04940</text:p>
          </table:table-cell>
          <table:table-cell office:value-type="float" office:value="0.705594" calcext:value-type="float">
            <text:p>0.70559</text:p>
          </table:table-cell>
          <table:table-cell table:formula="of:=[.L25]/[.$H25]-1" office:value-type="float" office:value="-0.100831126595796" calcext:value-type="float">
            <text:p>-0.10083</text:p>
          </table:table-cell>
          <table:table-cell/>
          <table:table-cell office:value-type="float" office:value="0.619819" calcext:value-type="float">
            <text:p>0.619819</text:p>
          </table:table-cell>
          <table:table-cell table:formula="of:=[.O25]/[.$G25]-1" office:value-type="float" office:value="-0.0261920847146067" calcext:value-type="float">
            <text:p>-0.02619</text:p>
          </table:table-cell>
          <table:table-cell office:value-type="float" office:value="0.742309" calcext:value-type="float">
            <text:p>0.74231</text:p>
          </table:table-cell>
          <table:table-cell table:formula="of:=[.Q25]/[.H25]-1" office:value-type="float" office:value="-0.0540436182169901" calcext:value-type="float">
            <text:p>-0.05404</text:p>
          </table:table-cell>
          <table:table-cell/>
          <table:table-cell office:value-type="float" office:value="0.627149" calcext:value-type="float">
            <text:p>0.627149</text:p>
          </table:table-cell>
          <table:table-cell table:formula="of:=[.T25]/[.$G25]-1" office:value-type="float" office:value="-0.0146758000911248" calcext:value-type="float">
            <text:p>-0.014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]+5" office:value-type="float" office:value="40" calcext:value-type="float">
            <text:p>40</text:p>
          </table:table-cell>
          <table:table-cell/>
          <table:table-cell office:value-type="float" office:value="2.37498" calcext:value-type="float">
            <text:p>2.37498</text:p>
          </table:table-cell>
          <table:table-cell office:value-type="float" office:value="0.647057" calcext:value-type="float">
            <text:p>0.647057</text:p>
          </table:table-cell>
          <table:table-cell office:value-type="float" office:value="0.819691" calcext:value-type="float">
            <text:p>0.819691</text:p>
          </table:table-cell>
          <table:table-cell/>
          <table:table-cell office:value-type="float" office:value="0.618701" calcext:value-type="float">
            <text:p>0.618701</text:p>
          </table:table-cell>
          <table:table-cell table:formula="of:=[.J26]/[.$G26]-1" office:value-type="float" office:value="-0.0438230325921828" calcext:value-type="float">
            <text:p>-0.04382</text:p>
          </table:table-cell>
          <table:table-cell office:value-type="float" office:value="0.73506" calcext:value-type="float">
            <text:p>0.73506</text:p>
          </table:table-cell>
          <table:table-cell table:formula="of:=[.L26]/[.$H26]-1" office:value-type="float" office:value="-0.103247443243856" calcext:value-type="float">
            <text:p>-0.10325</text:p>
          </table:table-cell>
          <table:table-cell/>
          <table:table-cell office:value-type="float" office:value="0.632154" calcext:value-type="float">
            <text:p>0.632154</text:p>
          </table:table-cell>
          <table:table-cell table:formula="of:=[.O26]/[.$G26]-1" office:value-type="float" office:value="-0.0230319739991994" calcext:value-type="float">
            <text:p>-0.02303</text:p>
          </table:table-cell>
          <table:table-cell office:value-type="float" office:value="0.774347" calcext:value-type="float">
            <text:p>0.77435</text:p>
          </table:table-cell>
          <table:table-cell table:formula="of:=[.Q26]/[.H26]-1" office:value-type="float" office:value="-0.0553184065702806" calcext:value-type="float">
            <text:p>-0.05532</text:p>
          </table:table-cell>
          <table:table-cell/>
          <table:table-cell office:value-type="float" office:value="0.638605" calcext:value-type="float">
            <text:p>0.638605</text:p>
          </table:table-cell>
          <table:table-cell table:formula="of:=[.T26]/[.$G26]-1" office:value-type="float" office:value="-0.0130622186298889" calcext:value-type="float">
            <text:p>-0.013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]+5" office:value-type="float" office:value="45" calcext:value-type="float">
            <text:p>45</text:p>
          </table:table-cell>
          <table:table-cell/>
          <table:table-cell office:value-type="float" office:value="2.67185" calcext:value-type="float">
            <text:p>2.67185</text:p>
          </table:table-cell>
          <table:table-cell office:value-type="float" office:value="0.653822" calcext:value-type="float">
            <text:p>0.653822</text:p>
          </table:table-cell>
          <table:table-cell office:value-type="float" office:value="0.848269" calcext:value-type="float">
            <text:p>0.848269</text:p>
          </table:table-cell>
          <table:table-cell/>
          <table:table-cell office:value-type="float" office:value="0.628674" calcext:value-type="float">
            <text:p>0.628674</text:p>
          </table:table-cell>
          <table:table-cell table:formula="of:=[.J27]/[.$G27]-1" office:value-type="float" office:value="-0.0384630679298036" calcext:value-type="float">
            <text:p>-0.03846</text:p>
          </table:table-cell>
          <table:table-cell office:value-type="float" office:value="0.759448" calcext:value-type="float">
            <text:p>0.75945</text:p>
          </table:table-cell>
          <table:table-cell table:formula="of:=[.L27]/[.$H27]-1" office:value-type="float" office:value="-0.104708529959247" calcext:value-type="float">
            <text:p>-0.10471</text:p>
          </table:table-cell>
          <table:table-cell/>
          <table:table-cell office:value-type="float" office:value="0.64073" calcext:value-type="float">
            <text:p>0.64073</text:p>
          </table:table-cell>
          <table:table-cell table:formula="of:=[.O27]/[.$G27]-1" office:value-type="float" office:value="-0.0200237985262044" calcext:value-type="float">
            <text:p>-0.02002</text:p>
          </table:table-cell>
          <table:table-cell office:value-type="float" office:value="0.800753" calcext:value-type="float">
            <text:p>0.80075</text:p>
          </table:table-cell>
          <table:table-cell table:formula="of:=[.Q27]/[.H27]-1" office:value-type="float" office:value="-0.0560152498794604" calcext:value-type="float">
            <text:p>-0.05602</text:p>
          </table:table-cell>
          <table:table-cell/>
          <table:table-cell office:value-type="float" office:value="0.646288" calcext:value-type="float">
            <text:p>0.646288</text:p>
          </table:table-cell>
          <table:table-cell table:formula="of:=[.T27]/[.$G27]-1" office:value-type="float" office:value="-0.0115230139089845" calcext:value-type="float">
            <text:p>-0.011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]+5" office:value-type="float" office:value="50" calcext:value-type="float">
            <text:p>50</text:p>
          </table:table-cell>
          <table:table-cell/>
          <table:table-cell office:value-type="float" office:value="2.96872" calcext:value-type="float">
            <text:p>2.96872</text:p>
          </table:table-cell>
          <table:table-cell office:value-type="float" office:value="0.658155" calcext:value-type="float">
            <text:p>0.658155</text:p>
          </table:table-cell>
          <table:table-cell office:value-type="float" office:value="0.871823" calcext:value-type="float">
            <text:p>0.871823</text:p>
          </table:table-cell>
          <table:table-cell/>
          <table:table-cell office:value-type="float" office:value="0.636076" calcext:value-type="float">
            <text:p>0.636076</text:p>
          </table:table-cell>
          <table:table-cell table:formula="of:=[.J28]/[.$G28]-1" office:value-type="float" office:value="-0.0335468088824062" calcext:value-type="float">
            <text:p>-0.03355</text:p>
          </table:table-cell>
          <table:table-cell office:value-type="float" office:value="0.779909" calcext:value-type="float">
            <text:p>0.77991</text:p>
          </table:table-cell>
          <table:table-cell table:formula="of:=[.L28]/[.$H28]-1" office:value-type="float" office:value="-0.105427363123019" calcext:value-type="float">
            <text:p>-0.10543</text:p>
          </table:table-cell>
          <table:table-cell/>
          <table:table-cell office:value-type="float" office:value="0.646762" calcext:value-type="float">
            <text:p>0.646762</text:p>
          </table:table-cell>
          <table:table-cell table:formula="of:=[.O28]/[.$G28]-1" office:value-type="float" office:value="-0.0173105119614682" calcext:value-type="float">
            <text:p>-0.01731</text:p>
          </table:table-cell>
          <table:table-cell office:value-type="float" office:value="0.822782" calcext:value-type="float">
            <text:p>0.82278</text:p>
          </table:table-cell>
          <table:table-cell table:formula="of:=[.Q28]/[.H28]-1" office:value-type="float" office:value="-0.0562510968396108" calcext:value-type="float">
            <text:p>-0.05625</text:p>
          </table:table-cell>
          <table:table-cell/>
          <table:table-cell office:value-type="float" office:value="0.651478" calcext:value-type="float">
            <text:p>0.651478</text:p>
          </table:table-cell>
          <table:table-cell table:formula="of:=[.T28]/[.$G28]-1" office:value-type="float" office:value="-0.0101450266274662" calcext:value-type="float">
            <text:p>-0.010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]+5" office:value-type="float" office:value="55" calcext:value-type="float">
            <text:p>55</text:p>
          </table:table-cell>
          <table:table-cell/>
          <table:table-cell office:value-type="float" office:value="3.26559" calcext:value-type="float">
            <text:p>3.26559</text:p>
          </table:table-cell>
          <table:table-cell office:value-type="float" office:value="0.660928" calcext:value-type="float">
            <text:p>0.660928</text:p>
          </table:table-cell>
          <table:table-cell office:value-type="float" office:value="0.891373" calcext:value-type="float">
            <text:p>0.891373</text:p>
          </table:table-cell>
          <table:table-cell/>
          <table:table-cell office:value-type="float" office:value="0.641646" calcext:value-type="float">
            <text:p>0.641646</text:p>
          </table:table-cell>
          <table:table-cell table:formula="of:=[.J29]/[.$G29]-1" office:value-type="float" office:value="-0.0291741309189502" calcext:value-type="float">
            <text:p>-0.02917</text:p>
          </table:table-cell>
          <table:table-cell office:value-type="float" office:value="0.797279" calcext:value-type="float">
            <text:p>0.79728</text:p>
          </table:table-cell>
          <table:table-cell table:formula="of:=[.L29]/[.$H29]-1" office:value-type="float" office:value="-0.105560747296586" calcext:value-type="float">
            <text:p>-0.10556</text:p>
          </table:table-cell>
          <table:table-cell/>
          <table:table-cell office:value-type="float" office:value="0.651051" calcext:value-type="float">
            <text:p>0.651051</text:p>
          </table:table-cell>
          <table:table-cell table:formula="of:=[.O29]/[.$G29]-1" office:value-type="float" office:value="-0.0149441391498014" calcext:value-type="float">
            <text:p>-0.01494</text:p>
          </table:table-cell>
          <table:table-cell office:value-type="float" office:value="0.84135" calcext:value-type="float">
            <text:p>0.84135</text:p>
          </table:table-cell>
          <table:table-cell table:formula="of:=[.Q29]/[.H29]-1" office:value-type="float" office:value="-0.0561190433185658" calcext:value-type="float">
            <text:p>-0.05612</text:p>
          </table:table-cell>
          <table:table-cell/>
          <table:table-cell office:value-type="float" office:value="0.655011" calcext:value-type="float">
            <text:p>0.655011</text:p>
          </table:table-cell>
          <table:table-cell table:formula="of:=[.T29]/[.$G29]-1" office:value-type="float" office:value="-0.00895256366805453" calcext:value-type="float">
            <text:p>-0.0089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]+5" office:value-type="float" office:value="60" calcext:value-type="float">
            <text:p>60</text:p>
          </table:table-cell>
          <table:table-cell/>
          <table:table-cell office:value-type="float" office:value="3.56247" calcext:value-type="float">
            <text:p>3.56247</text:p>
          </table:table-cell>
          <table:table-cell office:value-type="float" office:value="0.662704" calcext:value-type="float">
            <text:p>0.662704</text:p>
          </table:table-cell>
          <table:table-cell office:value-type="float" office:value="0.907696" calcext:value-type="float">
            <text:p>0.907696</text:p>
          </table:table-cell>
          <table:table-cell/>
          <table:table-cell office:value-type="float" office:value="0.645893" calcext:value-type="float">
            <text:p>0.645893</text:p>
          </table:table-cell>
          <table:table-cell table:formula="of:=[.J30]/[.$G30]-1" office:value-type="float" office:value="-0.0253672831309301" calcext:value-type="float">
            <text:p>-0.02537</text:p>
          </table:table-cell>
          <table:table-cell office:value-type="float" office:value="0.812176" calcext:value-type="float">
            <text:p>0.81218</text:p>
          </table:table-cell>
          <table:table-cell table:formula="of:=[.L30]/[.$H30]-1" office:value-type="float" office:value="-0.105233470236731" calcext:value-type="float">
            <text:p>-0.10523</text:p>
          </table:table-cell>
          <table:table-cell/>
          <table:table-cell office:value-type="float" office:value="0.654133" calcext:value-type="float">
            <text:p>0.654133</text:p>
          </table:table-cell>
          <table:table-cell table:formula="of:=[.O30]/[.$G30]-1" office:value-type="float" office:value="-0.0129333759868659" calcext:value-type="float">
            <text:p>-0.01293</text:p>
          </table:table-cell>
          <table:table-cell office:value-type="float" office:value="0.857142" calcext:value-type="float">
            <text:p>0.85714</text:p>
          </table:table-cell>
          <table:table-cell table:formula="of:=[.Q30]/[.H30]-1" office:value-type="float" office:value="-0.0556948581904073" calcext:value-type="float">
            <text:p>-0.05569</text:p>
          </table:table-cell>
          <table:table-cell/>
          <table:table-cell office:value-type="float" office:value="0.657431" calcext:value-type="float">
            <text:p>0.657431</text:p>
          </table:table-cell>
          <table:table-cell table:formula="of:=[.T30]/[.$G30]-1" office:value-type="float" office:value="-0.00795679519061299" calcext:value-type="float">
            <text:p>-0.0079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]+5" office:value-type="float" office:value="65" calcext:value-type="float">
            <text:p>65</text:p>
          </table:table-cell>
          <table:table-cell/>
          <table:table-cell office:value-type="float" office:value="3.85934" calcext:value-type="float">
            <text:p>3.85934</text:p>
          </table:table-cell>
          <table:table-cell office:value-type="float" office:value="0.663841" calcext:value-type="float">
            <text:p>0.663841</text:p>
          </table:table-cell>
          <table:table-cell office:value-type="float" office:value="0.921391" calcext:value-type="float">
            <text:p>0.921391</text:p>
          </table:table-cell>
          <table:table-cell/>
          <table:table-cell office:value-type="float" office:value="0.64917" calcext:value-type="float">
            <text:p>0.64917</text:p>
          </table:table-cell>
          <table:table-cell table:formula="of:=[.J31]/[.$G31]-1" office:value-type="float" office:value="-0.0221001715772301" calcext:value-type="float">
            <text:p>-0.02210</text:p>
          </table:table-cell>
          <table:table-cell office:value-type="float" office:value="0.825069" calcext:value-type="float">
            <text:p>0.82507</text:p>
          </table:table-cell>
          <table:table-cell table:formula="of:=[.L31]/[.$H31]-1" office:value-type="float" office:value="-0.104539766505208" calcext:value-type="float">
            <text:p>-0.10454</text:p>
          </table:table-cell>
          <table:table-cell/>
          <table:table-cell office:value-type="float" office:value="0.656368" calcext:value-type="float">
            <text:p>0.656368</text:p>
          </table:table-cell>
          <table:table-cell table:formula="of:=[.O31]/[.$G31]-1" office:value-type="float" office:value="-0.0112572137002687" calcext:value-type="float">
            <text:p>-0.01126</text:p>
          </table:table-cell>
          <table:table-cell office:value-type="float" office:value="0.870683" calcext:value-type="float">
            <text:p>0.87068</text:p>
          </table:table-cell>
          <table:table-cell table:formula="of:=[.Q31]/[.H31]-1" office:value-type="float" office:value="-0.0550341820139333" calcext:value-type="float">
            <text:p>-0.05503</text:p>
          </table:table-cell>
          <table:table-cell/>
          <table:table-cell office:value-type="float" office:value="0.659101" calcext:value-type="float">
            <text:p>0.659101</text:p>
          </table:table-cell>
          <table:table-cell table:formula="of:=[.T31]/[.$G31]-1" office:value-type="float" office:value="-0.00714026400900214" calcext:value-type="float">
            <text:p>-0.007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]+5" office:value-type="float" office:value="70" calcext:value-type="float">
            <text:p>70</text:p>
          </table:table-cell>
          <table:table-cell/>
          <table:table-cell office:value-type="float" office:value="4.15621" calcext:value-type="float">
            <text:p>4.15621</text:p>
          </table:table-cell>
          <table:table-cell office:value-type="float" office:value="0.66457" calcext:value-type="float">
            <text:p>0.66457</text:p>
          </table:table-cell>
          <table:table-cell office:value-type="float" office:value="0.932928" calcext:value-type="float">
            <text:p>0.932928</text:p>
          </table:table-cell>
          <table:table-cell/>
          <table:table-cell office:value-type="float" office:value="0.651724" calcext:value-type="float">
            <text:p>0.651724</text:p>
          </table:table-cell>
          <table:table-cell table:formula="of:=[.J32]/[.$G32]-1" office:value-type="float" office:value="-0.0193297921964579" calcext:value-type="float">
            <text:p>-0.01933</text:p>
          </table:table-cell>
          <table:table-cell office:value-type="float" office:value="0.836316" calcext:value-type="float">
            <text:p>0.83632</text:p>
          </table:table-cell>
          <table:table-cell table:formula="of:=[.L32]/[.$H32]-1" office:value-type="float" office:value="-0.103557830829389" calcext:value-type="float">
            <text:p>-0.10356</text:p>
          </table:table-cell>
          <table:table-cell/>
          <table:table-cell office:value-type="float" office:value="0.658005" calcext:value-type="float">
            <text:p>0.658005</text:p>
          </table:table-cell>
          <table:table-cell table:formula="of:=[.O32]/[.$G32]-1" office:value-type="float" office:value="-0.0098785680966641" calcext:value-type="float">
            <text:p>-0.00988</text:p>
          </table:table-cell>
          <table:table-cell office:value-type="float" office:value="0.882375" calcext:value-type="float">
            <text:p>0.88238</text:p>
          </table:table-cell>
          <table:table-cell table:formula="of:=[.Q32]/[.H32]-1" office:value-type="float" office:value="-0.0541874614118131" calcext:value-type="float">
            <text:p>-0.05419</text:p>
          </table:table-cell>
          <table:table-cell/>
          <table:table-cell office:value-type="float" office:value="0.660261" calcext:value-type="float">
            <text:p>0.660261</text:p>
          </table:table-cell>
          <table:table-cell table:formula="of:=[.T32]/[.$G32]-1" office:value-type="float" office:value="-0.00648389183983633" calcext:value-type="float">
            <text:p>-0.0064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]+10" office:value-type="float" office:value="80" calcext:value-type="float">
            <text:p>80</text:p>
          </table:table-cell>
          <table:table-cell/>
          <table:table-cell office:value-type="float" office:value="4.74996" calcext:value-type="float">
            <text:p>4.74996</text:p>
          </table:table-cell>
          <table:table-cell office:value-type="float" office:value="0.665334" calcext:value-type="float">
            <text:p>0.665334</text:p>
          </table:table-cell>
          <table:table-cell office:value-type="float" office:value="0.950952" calcext:value-type="float">
            <text:p>0.950952</text:p>
          </table:table-cell>
          <table:table-cell/>
          <table:table-cell office:value-type="float" office:value="0.655335" calcext:value-type="float">
            <text:p>0.655335</text:p>
          </table:table-cell>
          <table:table-cell table:formula="of:=[.J33]/[.$G33]-1" office:value-type="float" office:value="-0.015028542055569" calcext:value-type="float">
            <text:p>-0.01503</text:p>
          </table:table-cell>
          <table:table-cell office:value-type="float" office:value="0.854938" calcext:value-type="float">
            <text:p>0.85494</text:p>
          </table:table-cell>
          <table:table-cell table:formula="of:=[.L33]/[.$H33]-1" office:value-type="float" office:value="-0.100966189670982" calcext:value-type="float">
            <text:p>-0.10097</text:p>
          </table:table-cell>
          <table:table-cell/>
          <table:table-cell office:value-type="float" office:value="0.660112" calcext:value-type="float">
            <text:p>0.660112</text:p>
          </table:table-cell>
          <table:table-cell table:formula="of:=[.O33]/[.$G33]-1" office:value-type="float" office:value="-0.0078486895303711" calcext:value-type="float">
            <text:p>-0.00785</text:p>
          </table:table-cell>
          <table:table-cell office:value-type="float" office:value="0.901419" calcext:value-type="float">
            <text:p>0.90142</text:p>
          </table:table-cell>
          <table:table-cell table:formula="of:=[.Q33]/[.H33]-1" office:value-type="float" office:value="-0.0520878025389294" calcext:value-type="float">
            <text:p>-0.05209</text:p>
          </table:table-cell>
          <table:table-cell/>
          <table:table-cell office:value-type="float" office:value="0.66164" calcext:value-type="float">
            <text:p>0.66164</text:p>
          </table:table-cell>
          <table:table-cell table:formula="of:=[.T33]/[.$G33]-1" office:value-type="float" office:value="-0.00555209864519168" calcext:value-type="float">
            <text:p>-0.005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]+10" office:value-type="float" office:value="90" calcext:value-type="float">
            <text:p>90</text:p>
          </table:table-cell>
          <table:table-cell/>
          <table:table-cell office:value-type="float" office:value="5.3437" calcext:value-type="float">
            <text:p>5.3437</text:p>
          </table:table-cell>
          <table:table-cell office:value-type="float" office:value="0.665648" calcext:value-type="float">
            <text:p>0.665648</text:p>
          </table:table-cell>
          <table:table-cell office:value-type="float" office:value="0.963967" calcext:value-type="float">
            <text:p>0.963967</text:p>
          </table:table-cell>
          <table:table-cell/>
          <table:table-cell office:value-type="float" office:value="0.657652" calcext:value-type="float">
            <text:p>0.657652</text:p>
          </table:table-cell>
          <table:table-cell table:formula="of:=[.J34]/[.$G34]-1" office:value-type="float" office:value="-0.012012354878254" calcext:value-type="float">
            <text:p>-0.01201</text:p>
          </table:table-cell>
          <table:table-cell office:value-type="float" office:value="0.869665" calcext:value-type="float">
            <text:p>0.86967</text:p>
          </table:table-cell>
          <table:table-cell table:formula="of:=[.L34]/[.$H34]-1" office:value-type="float" office:value="-0.0978270003018775" calcext:value-type="float">
            <text:p>-0.09783</text:p>
          </table:table-cell>
          <table:table-cell/>
          <table:table-cell office:value-type="float" office:value="0.661297" calcext:value-type="float">
            <text:p>0.661297</text:p>
          </table:table-cell>
          <table:table-cell table:formula="of:=[.O34]/[.$G34]-1" office:value-type="float" office:value="-0.00653648775328697" calcext:value-type="float">
            <text:p>-0.00654</text:p>
          </table:table-cell>
          <table:table-cell office:value-type="float" office:value="0.916118" calcext:value-type="float">
            <text:p>0.91612</text:p>
          </table:table-cell>
          <table:table-cell table:formula="of:=[.Q34]/[.H34]-1" office:value-type="float" office:value="-0.0496375913283339" calcext:value-type="float">
            <text:p>-0.04964</text:p>
          </table:table-cell>
          <table:table-cell/>
          <table:table-cell office:value-type="float" office:value="0.662329" calcext:value-type="float">
            <text:p>0.662329</text:p>
          </table:table-cell>
          <table:table-cell table:formula="of:=[.T34]/[.$G34]-1" office:value-type="float" office:value="-0.0049861187895105" calcext:value-type="float">
            <text:p>-0.004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]+10" office:value-type="float" office:value="100" calcext:value-type="float">
            <text:p>100</text:p>
          </table:table-cell>
          <table:table-cell/>
          <table:table-cell office:value-type="float" office:value="5.93744" calcext:value-type="float">
            <text:p>5.93744</text:p>
          </table:table-cell>
          <table:table-cell office:value-type="float" office:value="0.665776" calcext:value-type="float">
            <text:p>0.665776</text:p>
          </table:table-cell>
          <table:table-cell office:value-type="float" office:value="0.973441" calcext:value-type="float">
            <text:p>0.973441</text:p>
          </table:table-cell>
          <table:table-cell/>
          <table:table-cell office:value-type="float" office:value="0.659186" calcext:value-type="float">
            <text:p>0.659186</text:p>
          </table:table-cell>
          <table:table-cell table:formula="of:=[.J35]/[.$G35]-1" office:value-type="float" office:value="-0.00989822402730045" calcext:value-type="float">
            <text:p>-0.00990</text:p>
          </table:table-cell>
          <table:table-cell office:value-type="float" office:value="0.881553" calcext:value-type="float">
            <text:p>0.88155</text:p>
          </table:table-cell>
          <table:table-cell table:formula="of:=[.L35]/[.$H35]-1" office:value-type="float" office:value="-0.0943950378091738" calcext:value-type="float">
            <text:p>-0.09440</text:p>
          </table:table-cell>
          <table:table-cell/>
          <table:table-cell office:value-type="float" office:value="0.661982" calcext:value-type="float">
            <text:p>0.661982</text:p>
          </table:table-cell>
          <table:table-cell table:formula="of:=[.O35]/[.$G35]-1" office:value-type="float" office:value="-0.00569861334743227" calcext:value-type="float">
            <text:p>-0.00570</text:p>
          </table:table-cell>
          <table:table-cell office:value-type="float" office:value="0.927678" calcext:value-type="float">
            <text:p>0.92768</text:p>
          </table:table-cell>
          <table:table-cell table:formula="of:=[.Q35]/[.H35]-1" office:value-type="float" office:value="-0.0470115805683139" calcext:value-type="float">
            <text:p>-0.04701</text:p>
          </table:table-cell>
          <table:table-cell/>
          <table:table-cell office:value-type="float" office:value="0.662681" calcext:value-type="float">
            <text:p>0.662681</text:p>
          </table:table-cell>
          <table:table-cell table:formula="of:=[.T35]/[.$G35]-1" office:value-type="float" office:value="-0.0046487106774652" calcext:value-type="float">
            <text:p>-0.004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3">
      <number:number number:decimal-places="17" number:min-decimal-places="17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0 200" svg:d="M200 100c0 18-5 35-13 50-9 15-22 28-37 37-15 8-32 13-50 13s-35-5-50-13c-15-9-28-22-37-37-8-15-13-32-13-50s5-35 13-50c9-15 22-28 37-37 15-8 32-13 50-13s35 5 50 13c15 9 28 22 37 37 8 15 13 32 13 50z"/>
    <draw:marker draw:name="線の終点_20_2" draw:display-name="線の終点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00/00/00</text:date>, <text:time style:data-style-name="N2" text:time-value="08:04:01.70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6T08:07:35.507000000</dc:date>
    <meta:editing-duration>PT4H16M14S</meta:editing-duration>
    <meta:editing-cycles>60</meta:editing-cycles>
    <meta:generator>LibreOffice/7.1.4.2$Windows_X86_64 LibreOffice_project/a529a4fab45b75fefc5b6226684193eb000654f6</meta:generator>
    <meta:document-statistic meta:table-count="1" meta:cell-count="433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1cm" svg:height="12.921cm" xlink:href=".." xlink:type="simple" chart:class="chart:scatter" chart:column-mapping="0 2 3 4 1" chart:style-name="ch1">
        <chart:title svg:x="7.672cm" svg:y="0.394cm" chart:style-name="ch2">
          <text:p>parallel flow</text:p>
        </chart:title>
        <chart:legend chart:legend-position="end" svg:x="13.797cm" svg:y="5.43cm" style:legend-expansion="high" chart:style-name="ch3"/>
        <chart:plot-area chart:style-name="ch4" table:cell-range-address="sheet1.F8:sheet1.G35 sheet1.J5:sheet1.J5 sheet1.J8:sheet1.J35 sheet1.O5:sheet1.O5 sheet1.O8:sheet1.O35 sheet1.T5:sheet1.T5 sheet1.T8:sheet1.T35 sheet1.G5:sheet1.G5" chart:data-source-has-labels="row" svg:x="1.352cm" svg:y="1.457cm" svg:width="12.087cm" svg:height="10.242cm">
          <chart:coordinate-region svg:x="2.097cm" svg:y="1.652cm" svg:width="11.243cm" svg:height="9.408cm"/>
          <chart:axis chart:dimension="x" chart:name="primary-x" chart:style-name="ch5">
            <chart:title svg:x="6.526cm" svg:y="11.958cm" chart:style-name="ch6">
              <text:p>NTU [nond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46cm" chart:style-name="ch10">
              <text:p>effectiveness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J8:sheet1.J35" chart:label-cell-address="sheet1.J5:sheet1.J5" chart:class="chart:scatter">
            <chart:domain table:cell-range-address="sheet1.F8:sheet1.F35"/>
            <chart:data-point chart:repeated="28"/>
          </chart:series>
          <chart:series chart:style-name="ch12" chart:values-cell-range-address="sheet1.O8:sheet1.O35" chart:label-cell-address="sheet1.O5:sheet1.O5" chart:class="chart:scatter">
            <chart:data-point chart:repeated="28"/>
          </chart:series>
          <chart:series chart:style-name="ch13" chart:values-cell-range-address="sheet1.T8:sheet1.T35" chart:label-cell-address="sheet1.T5:sheet1.T5" chart:class="chart:scatter">
            <chart:data-point chart:repeated="28"/>
          </chart:series>
          <chart:series chart:style-name="ch14" chart:values-cell-range-address="sheet1.G8:sheet1.G35" chart:label-cell-address="sheet1.G5:sheet1.G5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effHx, discrete 5</text:p>
                <draw:g>
                  <svg:desc>sheet1.J5:sheet1.J5</svg:desc>
                </draw:g>
              </table:table-cell>
              <table:table-cell office:value-type="string">
                <text:p>effHx, discrete 10</text:p>
                <draw:g>
                  <svg:desc>sheet1.O5:sheet1.O5</svg:desc>
                </draw:g>
              </table:table-cell>
              <table:table-cell office:value-type="string">
                <text:p>effHx, discrete 20</text:p>
                <draw:g>
                  <svg:desc>sheet1.T5:sheet1.T5</svg:desc>
                </draw:g>
              </table:table-cell>
              <table:table-cell office:value-type="string">
                <text:p>effHx_theoretical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8:sheet1.F35</svg:desc>
                </draw:g>
              </table:table-cell>
              <table:table-cell office:value-type="float" office:value="0.0563223">
                <text:p>0.0563223</text:p>
                <draw:g>
                  <svg:desc>sheet1.J8:sheet1.J35</svg:desc>
                </draw:g>
              </table:table-cell>
              <table:table-cell office:value-type="float" office:value="0.0565606">
                <text:p>0.0565606</text:p>
                <draw:g>
                  <svg:desc>sheet1.O8:sheet1.O35</svg:desc>
                </draw:g>
              </table:table-cell>
              <table:table-cell office:value-type="float" office:value="0.0566808">
                <text:p>0.0566808</text:p>
                <draw:g>
                  <svg:desc>sheet1.T8:sheet1.T35</svg:desc>
                </draw:g>
              </table:table-cell>
              <table:table-cell office:value-type="float" office:value="0.0568042">
                <text:p>0.0568042</text:p>
                <draw:g>
                  <svg:desc>sheet1.G8:sheet1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014">
                <text:p>0.107014</text:p>
              </table:table-cell>
              <table:table-cell office:value-type="float" office:value="0.107873">
                <text:p>0.107873</text:p>
              </table:table-cell>
              <table:table-cell office:value-type="float" office:value="0.108309">
                <text:p>0.108309</text:p>
              </table:table-cell>
              <table:table-cell office:value-type="float" office:value="0.108763">
                <text:p>0.10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2718">
                <text:p>0.152718</text:p>
              </table:table-cell>
              <table:table-cell office:value-type="float" office:value="0.15446">
                <text:p>0.15446</text:p>
              </table:table-cell>
              <table:table-cell office:value-type="float" office:value="0.155351">
                <text:p>0.155351</text:p>
              </table:table-cell>
              <table:table-cell office:value-type="float" office:value="0.156288">
                <text:p>0.156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3995">
                <text:p>0.193995</text:p>
              </table:table-cell>
              <table:table-cell office:value-type="float" office:value="0.19679">
                <text:p>0.19679</text:p>
              </table:table-cell>
              <table:table-cell office:value-type="float" office:value="0.19823">
                <text:p>0.19823</text:p>
              </table:table-cell>
              <table:table-cell office:value-type="float" office:value="0.19976">
                <text:p>0.19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1335">
                <text:p>0.231335</text:p>
              </table:table-cell>
              <table:table-cell office:value-type="float" office:value="0.235283">
                <text:p>0.235283</text:p>
              </table:table-cell>
              <table:table-cell office:value-type="float" office:value="0.237329">
                <text:p>0.237329</text:p>
              </table:table-cell>
              <table:table-cell office:value-type="float" office:value="0.239523">
                <text:p>0.239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5169">
                <text:p>0.265169</text:p>
              </table:table-cell>
              <table:table-cell office:value-type="float" office:value="0.270314">
                <text:p>0.270314</text:p>
              </table:table-cell>
              <table:table-cell office:value-type="float" office:value="0.272993">
                <text:p>0.272993</text:p>
              </table:table-cell>
              <table:table-cell office:value-type="float" office:value="0.275894">
                <text:p>0.275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295873">
                <text:p>0.295873</text:p>
              </table:table-cell>
              <table:table-cell office:value-type="float" office:value="0.302217">
                <text:p>0.302217</text:p>
              </table:table-cell>
              <table:table-cell office:value-type="float" office:value="0.305536">
                <text:p>0.305536</text:p>
              </table:table-cell>
              <table:table-cell office:value-type="float" office:value="0.309162">
                <text:p>0.30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2378">
                <text:p>0.32378</text:p>
              </table:table-cell>
              <table:table-cell office:value-type="float" office:value="0.331296">
                <text:p>0.331296</text:p>
              </table:table-cell>
              <table:table-cell office:value-type="float" office:value="0.335243">
                <text:p>0.335243</text:p>
              </table:table-cell>
              <table:table-cell office:value-type="float" office:value="0.339592">
                <text:p>0.339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49181">
                <text:p>0.349181</text:p>
              </table:table-cell>
              <table:table-cell office:value-type="float" office:value="0.357819">
                <text:p>0.357819</text:p>
              </table:table-cell>
              <table:table-cell office:value-type="float" office:value="0.362371">
                <text:p>0.362371</text:p>
              </table:table-cell>
              <table:table-cell office:value-type="float" office:value="0.367426">
                <text:p>0.367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72335">
                <text:p>0.372335</text:p>
              </table:table-cell>
              <table:table-cell office:value-type="float" office:value="0.38203">
                <text:p>0.38203</text:p>
              </table:table-cell>
              <table:table-cell office:value-type="float" office:value="0.387153">
                <text:p>0.387153</text:p>
              </table:table-cell>
              <table:table-cell office:value-type="float" office:value="0.392885">
                <text:p>0.392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1279">
                <text:p>0.41279</text:p>
              </table:table-cell>
              <table:table-cell office:value-type="float" office:value="0.424364">
                <text:p>0.424364</text:p>
              </table:table-cell>
              <table:table-cell office:value-type="float" office:value="0.430505">
                <text:p>0.430505</text:p>
              </table:table-cell>
              <table:table-cell office:value-type="float" office:value="0.437474">
                <text:p>0.43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46677">
                <text:p>0.446677</text:p>
              </table:table-cell>
              <table:table-cell office:value-type="float" office:value="0.459791">
                <text:p>0.459791</text:p>
              </table:table-cell>
              <table:table-cell office:value-type="float" office:value="0.466764">
                <text:p>0.466764</text:p>
              </table:table-cell>
              <table:table-cell office:value-type="float" office:value="0.474779">
                <text:p>0.474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475205">
                <text:p>0.475205</text:p>
              </table:table-cell>
              <table:table-cell office:value-type="float" office:value="0.489522">
                <text:p>0.489522</text:p>
              </table:table-cell>
              <table:table-cell office:value-type="float" office:value="0.497135">
                <text:p>0.497135</text:p>
              </table:table-cell>
              <table:table-cell office:value-type="float" office:value="0.505991">
                <text:p>0.50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499338">
                <text:p>0.499338</text:p>
              </table:table-cell>
              <table:table-cell office:value-type="float" office:value="0.51454">
                <text:p>0.51454</text:p>
              </table:table-cell>
              <table:table-cell office:value-type="float" office:value="0.522611">
                <text:p>0.522611</text:p>
              </table:table-cell>
              <table:table-cell office:value-type="float" office:value="0.532105">
                <text:p>0.532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19845">
                <text:p>0.519845</text:p>
              </table:table-cell>
              <table:table-cell office:value-type="float" office:value="0.535648">
                <text:p>0.535648</text:p>
              </table:table-cell>
              <table:table-cell office:value-type="float" office:value="0.544013">
                <text:p>0.544013</text:p>
              </table:table-cell>
              <table:table-cell office:value-type="float" office:value="0.553954">
                <text:p>0.55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559034">
                <text:p>0.559034</text:p>
              </table:table-cell>
              <table:table-cell office:value-type="float" office:value="0.575342">
                <text:p>0.575342</text:p>
              </table:table-cell>
              <table:table-cell office:value-type="float" office:value="0.583854">
                <text:p>0.583854</text:p>
              </table:table-cell>
              <table:table-cell office:value-type="float" office:value="0.59421">
                <text:p>0.59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586035">
                <text:p>0.586035</text:p>
              </table:table-cell>
              <table:table-cell office:value-type="float" office:value="0.601855">
                <text:p>0.601855</text:p>
              </table:table-cell>
              <table:table-cell office:value-type="float" office:value="0.609934">
                <text:p>0.609934</text:p>
              </table:table-cell>
              <table:table-cell office:value-type="float" office:value="0.619986">
                <text:p>0.61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605049">
                <text:p>0.605049</text:p>
              </table:table-cell>
              <table:table-cell office:value-type="float" office:value="0.619819">
                <text:p>0.619819</text:p>
              </table:table-cell>
              <table:table-cell office:value-type="float" office:value="0.627149">
                <text:p>0.627149</text:p>
              </table:table-cell>
              <table:table-cell office:value-type="float" office:value="0.63649">
                <text:p>0.63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618701">
                <text:p>0.618701</text:p>
              </table:table-cell>
              <table:table-cell office:value-type="float" office:value="0.632154">
                <text:p>0.632154</text:p>
              </table:table-cell>
              <table:table-cell office:value-type="float" office:value="0.638605">
                <text:p>0.638605</text:p>
              </table:table-cell>
              <table:table-cell office:value-type="float" office:value="0.647057">
                <text:p>0.647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628674">
                <text:p>0.628674</text:p>
              </table:table-cell>
              <table:table-cell office:value-type="float" office:value="0.64073">
                <text:p>0.64073</text:p>
              </table:table-cell>
              <table:table-cell office:value-type="float" office:value="0.646288">
                <text:p>0.646288</text:p>
              </table:table-cell>
              <table:table-cell office:value-type="float" office:value="0.653822">
                <text:p>0.653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636076">
                <text:p>0.636076</text:p>
              </table:table-cell>
              <table:table-cell office:value-type="float" office:value="0.646762">
                <text:p>0.646762</text:p>
              </table:table-cell>
              <table:table-cell office:value-type="float" office:value="0.651478">
                <text:p>0.651478</text:p>
              </table:table-cell>
              <table:table-cell office:value-type="float" office:value="0.658155">
                <text:p>0.658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641646">
                <text:p>0.641646</text:p>
              </table:table-cell>
              <table:table-cell office:value-type="float" office:value="0.651051">
                <text:p>0.651051</text:p>
              </table:table-cell>
              <table:table-cell office:value-type="float" office:value="0.655011">
                <text:p>0.655011</text:p>
              </table:table-cell>
              <table:table-cell office:value-type="float" office:value="0.660928">
                <text:p>0.660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645893">
                <text:p>0.645893</text:p>
              </table:table-cell>
              <table:table-cell office:value-type="float" office:value="0.654133">
                <text:p>0.654133</text:p>
              </table:table-cell>
              <table:table-cell office:value-type="float" office:value="0.657431">
                <text:p>0.657431</text:p>
              </table:table-cell>
              <table:table-cell office:value-type="float" office:value="0.662704">
                <text:p>0.662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64917">
                <text:p>0.64917</text:p>
              </table:table-cell>
              <table:table-cell office:value-type="float" office:value="0.656368">
                <text:p>0.656368</text:p>
              </table:table-cell>
              <table:table-cell office:value-type="float" office:value="0.659101">
                <text:p>0.659101</text:p>
              </table:table-cell>
              <table:table-cell office:value-type="float" office:value="0.663841">
                <text:p>0.663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651724">
                <text:p>0.651724</text:p>
              </table:table-cell>
              <table:table-cell office:value-type="float" office:value="0.658005">
                <text:p>0.658005</text:p>
              </table:table-cell>
              <table:table-cell office:value-type="float" office:value="0.660261">
                <text:p>0.660261</text:p>
              </table:table-cell>
              <table:table-cell office:value-type="float" office:value="0.66457">
                <text:p>0.66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655335">
                <text:p>0.655335</text:p>
              </table:table-cell>
              <table:table-cell office:value-type="float" office:value="0.660112">
                <text:p>0.660112</text:p>
              </table:table-cell>
              <table:table-cell office:value-type="float" office:value="0.66164">
                <text:p>0.66164</text:p>
              </table:table-cell>
              <table:table-cell office:value-type="float" office:value="0.665334">
                <text:p>0.665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657652">
                <text:p>0.657652</text:p>
              </table:table-cell>
              <table:table-cell office:value-type="float" office:value="0.661297">
                <text:p>0.661297</text:p>
              </table:table-cell>
              <table:table-cell office:value-type="float" office:value="0.662329">
                <text:p>0.662329</text:p>
              </table:table-cell>
              <table:table-cell office:value-type="float" office:value="0.665648">
                <text:p>0.665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659186">
                <text:p>0.659186</text:p>
              </table:table-cell>
              <table:table-cell office:value-type="float" office:value="0.661982">
                <text:p>0.661982</text:p>
              </table:table-cell>
              <table:table-cell office:value-type="float" office:value="0.662681">
                <text:p>0.662681</text:p>
              </table:table-cell>
              <table:table-cell office:value-type="float" office:value="0.665776">
                <text:p>0.66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-0.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83cm" svg:height="12.921cm" xlink:href=".." xlink:type="simple" chart:class="chart:scatter" chart:style-name="ch1">
        <chart:title svg:x="7.658cm" svg:y="0.394cm" chart:style-name="ch2">
          <text:p>parallel flow</text:p>
        </chart:title>
        <chart:legend chart:legend-position="end" svg:x="12.641cm" svg:y="5.675cm" style:legend-expansion="high" chart:style-name="ch3"/>
        <chart:plot-area chart:style-name="ch4" table:cell-range-address="sheet1.F8:sheet1.F35 sheet1.K5:sheet1.K5 sheet1.K8:sheet1.K35 sheet1.P5:sheet1.P5 sheet1.P8:sheet1.P35 sheet1.U5:sheet1.U5 sheet1.U8:sheet1.U35" chart:data-source-has-labels="row" svg:x="1.351cm" svg:y="1.457cm" svg:width="10.933cm" svg:height="10.242cm">
          <chart:coordinate-region svg:x="2.995cm" svg:y="1.652cm" svg:width="9.19cm" svg:height="9.408cm"/>
          <chart:axis chart:dimension="x" chart:name="primary-x" chart:style-name="ch5">
            <chart:title svg:x="5.948cm" svg:y="11.958cm" chart:style-name="ch6">
              <text:p>NTU [nond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1cm" chart:style-name="ch10">
              <text:p>relative error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K8:sheet1.K35" chart:label-cell-address="sheet1.K5:sheet1.K5" chart:class="chart:scatter">
            <chart:domain table:cell-range-address="sheet1.F8:sheet1.F35"/>
            <chart:data-point chart:repeated="28"/>
          </chart:series>
          <chart:series chart:style-name="ch12" chart:values-cell-range-address="sheet1.P8:sheet1.P35" chart:label-cell-address="sheet1.P5:sheet1.P5" chart:class="chart:scatter">
            <chart:data-point chart:repeated="28"/>
          </chart:series>
          <chart:series chart:style-name="ch13" chart:values-cell-range-address="sheet1.U8:sheet1.U35" chart:label-cell-address="sheet1.U5:sheet1.U5" chart:class="chart:scatte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relErr, effHX, discrete 5</text:p>
                <draw:g>
                  <svg:desc>sheet1.K5:sheet1.K5</svg:desc>
                </draw:g>
              </table:table-cell>
              <table:table-cell office:value-type="string">
                <text:p>relErr, effHX, discrete 10</text:p>
                <draw:g>
                  <svg:desc>sheet1.P5:sheet1.P5</svg:desc>
                </draw:g>
              </table:table-cell>
              <table:table-cell office:value-type="string">
                <text:p>relErr, effHX, discrete 20</text:p>
                <draw:g>
                  <svg:desc>sheet1.U5:sheet1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8:sheet1.F35</svg:desc>
                </draw:g>
              </table:table-cell>
              <table:table-cell office:value-type="float" office:value="-0.0084835276264783">
                <text:p>-0.0084835276264783</text:p>
                <draw:g>
                  <svg:desc>sheet1.K8:sheet1.K35</svg:desc>
                </draw:g>
              </table:table-cell>
              <table:table-cell office:value-type="float" office:value="-0.00428841529323532">
                <text:p>-0.00428841529323532</text:p>
                <draw:g>
                  <svg:desc>sheet1.P8:sheet1.P35</svg:desc>
                </draw:g>
              </table:table-cell>
              <table:table-cell office:value-type="float" office:value="-0.00217237457793606">
                <text:p>-0.00217237457793606</text:p>
                <draw:g>
                  <svg:desc>sheet1.U8:sheet1.U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-0.01608083631382">
                <text:p>-0.01608083631382</text:p>
              </table:table-cell>
              <table:table-cell office:value-type="float" office:value="-0.0081829298566608">
                <text:p>-0.0081829298566608</text:p>
              </table:table-cell>
              <table:table-cell office:value-type="float" office:value="-0.00417421365721793">
                <text:p>-0.00417421365721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-0.0228424447174448">
                <text:p>-0.0228424447174448</text:p>
              </table:table-cell>
              <table:table-cell office:value-type="float" office:value="-0.0116963554463556">
                <text:p>-0.0116963554463556</text:p>
              </table:table-cell>
              <table:table-cell office:value-type="float" office:value="-0.00599534193284201">
                <text:p>-0.00599534193284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-0.0288596315578694">
                <text:p>-0.0288596315578694</text:p>
              </table:table-cell>
              <table:table-cell office:value-type="float" office:value="-0.0148678414096917">
                <text:p>-0.0148678414096917</text:p>
              </table:table-cell>
              <table:table-cell office:value-type="float" office:value="-0.00765919102923507">
                <text:p>-0.00765919102923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-0.0341846085762119">
                <text:p>-0.0341846085762119</text:p>
              </table:table-cell>
              <table:table-cell office:value-type="float" office:value="-0.0177018490917366">
                <text:p>-0.0177018490917366</text:p>
              </table:table-cell>
              <table:table-cell office:value-type="float" office:value="-0.009159871912092">
                <text:p>-0.00915987191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-0.0388736253778624">
                <text:p>-0.0388736253778624</text:p>
              </table:table-cell>
              <table:table-cell office:value-type="float" office:value="-0.0202251589378528">
                <text:p>-0.0202251589378528</text:p>
              </table:table-cell>
              <table:table-cell office:value-type="float" office:value="-0.0105149078994106">
                <text:p>-0.0105149078994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-0.0429839372238503">
                <text:p>-0.0429839372238503</text:p>
              </table:table-cell>
              <table:table-cell office:value-type="float" office:value="-0.022463950938343">
                <text:p>-0.022463950938343</text:p>
              </table:table-cell>
              <table:table-cell office:value-type="float" office:value="-0.0117284789204366">
                <text:p>-0.0117284789204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-0.0465617564606939">
                <text:p>-0.0465617564606939</text:p>
              </table:table-cell>
              <table:table-cell office:value-type="float" office:value="-0.0244293151782139">
                <text:p>-0.0244293151782139</text:p>
              </table:table-cell>
              <table:table-cell office:value-type="float" office:value="-0.0128065443237767">
                <text:p>-0.0128065443237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-0.0496562573143979">
                <text:p>-0.0496562573143979</text:p>
              </table:table-cell>
              <table:table-cell office:value-type="float" office:value="-0.0261467615247696">
                <text:p>-0.0261467615247696</text:p>
              </table:table-cell>
              <table:table-cell office:value-type="float" office:value="-0.0137578723334766">
                <text:p>-0.0137578723334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-0.0523053819820048">
                <text:p>-0.0523053819820048</text:p>
              </table:table-cell>
              <table:table-cell office:value-type="float" office:value="-0.0276289499471856">
                <text:p>-0.0276289499471856</text:p>
              </table:table-cell>
              <table:table-cell office:value-type="float" office:value="-0.0145895109255888">
                <text:p>-0.0145895109255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-0.056423924621806">
                <text:p>-0.056423924621806</text:p>
              </table:table-cell>
              <table:table-cell office:value-type="float" office:value="-0.0299674952111438">
                <text:p>-0.0299674952111438</text:p>
              </table:table-cell>
              <table:table-cell office:value-type="float" office:value="-0.015930089559608">
                <text:p>-0.015930089559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-0.0591896440238512">
                <text:p>-0.0591896440238512</text:p>
              </table:table-cell>
              <table:table-cell office:value-type="float" office:value="-0.0315683718108847">
                <text:p>-0.0315683718108847</text:p>
              </table:table-cell>
              <table:table-cell office:value-type="float" office:value="-0.0168815385684707">
                <text:p>-0.0168815385684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-0.0608429794205826">
                <text:p>-0.0608429794205826</text:p>
              </table:table-cell>
              <table:table-cell office:value-type="float" office:value="-0.0325480097472088">
                <text:p>-0.0325480097472088</text:p>
              </table:table-cell>
              <table:table-cell office:value-type="float" office:value="-0.0175022875900954">
                <text:p>-0.0175022875900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-0.0615799513253964">
                <text:p>-0.0615799513253964</text:p>
              </table:table-cell>
              <table:table-cell office:value-type="float" office:value="-0.0330104020822959">
                <text:p>-0.0330104020822959</text:p>
              </table:table-cell>
              <table:table-cell office:value-type="float" office:value="-0.0178423431465594">
                <text:p>-0.0178423431465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-0.0615737046758394">
                <text:p>-0.0615737046758394</text:p>
              </table:table-cell>
              <table:table-cell office:value-type="float" office:value="-0.033046065196749">
                <text:p>-0.033046065196749</text:p>
              </table:table-cell>
              <table:table-cell office:value-type="float" office:value="-0.0179455333836384">
                <text:p>-0.0179455333836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-0.0591979266589253">
                <text:p>-0.0591979266589253</text:p>
              </table:table-cell>
              <table:table-cell office:value-type="float" office:value="-0.031753083926558">
                <text:p>-0.031753083926558</text:p>
              </table:table-cell>
              <table:table-cell office:value-type="float" office:value="-0.0174281819558743">
                <text:p>-0.0174281819558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-0.0547609139561217">
                <text:p>-0.0547609139561217</text:p>
              </table:table-cell>
              <table:table-cell office:value-type="float" office:value="-0.0292442087401974">
                <text:p>-0.0292442087401974</text:p>
              </table:table-cell>
              <table:table-cell office:value-type="float" office:value="-0.0162132693318883">
                <text:p>-0.0162132693318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-0.0493974767867524">
                <text:p>-0.0493974767867524</text:p>
              </table:table-cell>
              <table:table-cell office:value-type="float" office:value="-0.0261920847146067">
                <text:p>-0.0261920847146067</text:p>
              </table:table-cell>
              <table:table-cell office:value-type="float" office:value="-0.0146758000911248">
                <text:p>-0.0146758000911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-0.0438230325921828">
                <text:p>-0.0438230325921828</text:p>
              </table:table-cell>
              <table:table-cell office:value-type="float" office:value="-0.0230319739991994">
                <text:p>-0.0230319739991994</text:p>
              </table:table-cell>
              <table:table-cell office:value-type="float" office:value="-0.0130622186298889">
                <text:p>-0.013062218629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-0.0384630679298036">
                <text:p>-0.0384630679298036</text:p>
              </table:table-cell>
              <table:table-cell office:value-type="float" office:value="-0.0200237985262044">
                <text:p>-0.0200237985262044</text:p>
              </table:table-cell>
              <table:table-cell office:value-type="float" office:value="-0.0115230139089845">
                <text:p>-0.0115230139089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-0.0335468088824062">
                <text:p>-0.0335468088824062</text:p>
              </table:table-cell>
              <table:table-cell office:value-type="float" office:value="-0.0173105119614682">
                <text:p>-0.0173105119614682</text:p>
              </table:table-cell>
              <table:table-cell office:value-type="float" office:value="-0.0101450266274662">
                <text:p>-0.0101450266274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-0.0291741309189502">
                <text:p>-0.0291741309189502</text:p>
              </table:table-cell>
              <table:table-cell office:value-type="float" office:value="-0.0149441391498014">
                <text:p>-0.0149441391498014</text:p>
              </table:table-cell>
              <table:table-cell office:value-type="float" office:value="-0.00895256366805453">
                <text:p>-0.00895256366805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-0.0253672831309301">
                <text:p>-0.0253672831309301</text:p>
              </table:table-cell>
              <table:table-cell office:value-type="float" office:value="-0.0129333759868659">
                <text:p>-0.0129333759868659</text:p>
              </table:table-cell>
              <table:table-cell office:value-type="float" office:value="-0.00795679519061299">
                <text:p>-0.0079567951906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-0.0221001715772301">
                <text:p>-0.0221001715772301</text:p>
              </table:table-cell>
              <table:table-cell office:value-type="float" office:value="-0.0112572137002687">
                <text:p>-0.0112572137002687</text:p>
              </table:table-cell>
              <table:table-cell office:value-type="float" office:value="-0.00714026400900214">
                <text:p>-0.00714026400900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-0.0193297921964579">
                <text:p>-0.0193297921964579</text:p>
              </table:table-cell>
              <table:table-cell office:value-type="float" office:value="-0.0098785680966641">
                <text:p>-0.0098785680966641</text:p>
              </table:table-cell>
              <table:table-cell office:value-type="float" office:value="-0.00648389183983633">
                <text:p>-0.00648389183983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-0.015028542055569">
                <text:p>-0.015028542055569</text:p>
              </table:table-cell>
              <table:table-cell office:value-type="float" office:value="-0.0078486895303711">
                <text:p>-0.0078486895303711</text:p>
              </table:table-cell>
              <table:table-cell office:value-type="float" office:value="-0.00555209864519168">
                <text:p>-0.00555209864519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-0.012012354878254">
                <text:p>-0.012012354878254</text:p>
              </table:table-cell>
              <table:table-cell office:value-type="float" office:value="-0.00653648775328697">
                <text:p>-0.00653648775328697</text:p>
              </table:table-cell>
              <table:table-cell office:value-type="float" office:value="-0.0049861187895105">
                <text:p>-0.0049861187895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-0.00989822402730045">
                <text:p>-0.00989822402730045</text:p>
              </table:table-cell>
              <table:table-cell office:value-type="float" office:value="-0.00569861334743227">
                <text:p>-0.00569861334743227</text:p>
              </table:table-cell>
              <table:table-cell office:value-type="float" office:value="-0.0046487106774652">
                <text:p>-0.0046487106774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04cm" svg:height="12.91cm" xlink:href=".." xlink:type="simple" chart:class="chart:scatter" chart:style-name="ch1">
        <chart:title svg:x="7.652cm" svg:y="0.394cm" chart:style-name="ch2">
          <text:p>counter flow</text:p>
        </chart:title>
        <chart:legend chart:legend-position="end" svg:x="13.791cm" svg:y="5.425cm" style:legend-expansion="high" chart:style-name="ch3"/>
        <chart:plot-area chart:style-name="ch4" table:cell-range-address="sheet1.F8:sheet1.F35 sheet1.J5:sheet1.J5 sheet1.L8:sheet1.L35 sheet1.O5:sheet1.O5 sheet1.Q8:sheet1.Q35 sheet1.T5:sheet1.T5 sheet1.V8:sheet1.V35 sheet1.G5:sheet1.G5 sheet1.H8:sheet1.H35" chart:data-source-has-labels="row" svg:x="1.352cm" svg:y="1.457cm" svg:width="12.081cm" svg:height="10.231cm">
          <chart:coordinate-region svg:x="2.097cm" svg:y="1.652cm" svg:width="11.237cm" svg:height="9.397cm"/>
          <chart:axis chart:dimension="x" chart:name="primary-x" chart:style-name="ch5">
            <chart:title svg:x="6.523cm" svg:y="11.947cm" chart:style-name="ch6">
              <text:p>NTU [nond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4cm" chart:style-name="ch10">
              <text:p>effectiveness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L8:sheet1.L35" chart:label-cell-address="sheet1.J5:sheet1.J5" chart:class="chart:scatter">
            <chart:domain table:cell-range-address="sheet1.F8:sheet1.F35"/>
            <chart:data-point chart:repeated="28"/>
          </chart:series>
          <chart:series chart:style-name="ch12" chart:values-cell-range-address="sheet1.Q8:sheet1.Q35" chart:label-cell-address="sheet1.O5:sheet1.O5" chart:class="chart:scatter">
            <chart:data-point chart:repeated="28"/>
          </chart:series>
          <chart:series chart:style-name="ch13" chart:values-cell-range-address="sheet1.V8:sheet1.V35" chart:label-cell-address="sheet1.T5:sheet1.T5" chart:class="chart:scatter">
            <chart:data-point chart:repeated="28"/>
          </chart:series>
          <chart:series chart:style-name="ch14" chart:values-cell-range-address="sheet1.H8:sheet1.H35" chart:label-cell-address="sheet1.G5:sheet1.G5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effHx, discrete 5</text:p>
                <draw:g>
                  <svg:desc>sheet1.J5:sheet1.J5</svg:desc>
                </draw:g>
              </table:table-cell>
              <table:table-cell office:value-type="string">
                <text:p>effHx, discrete 10</text:p>
                <draw:g>
                  <svg:desc>sheet1.O5:sheet1.O5</svg:desc>
                </draw:g>
              </table:table-cell>
              <table:table-cell office:value-type="string">
                <text:p>effHx, discrete 20</text:p>
                <draw:g>
                  <svg:desc>sheet1.T5:sheet1.T5</svg:desc>
                </draw:g>
              </table:table-cell>
              <table:table-cell office:value-type="string">
                <text:p>effHx_theoretical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8:sheet1.F35</svg:desc>
                </draw:g>
              </table:table-cell>
              <table:table-cell office:value-type="float" office:value="0.0563524">
                <text:p>0.0563524</text:p>
                <draw:g>
                  <svg:desc>sheet1.L8:sheet1.L35</svg:desc>
                </draw:g>
              </table:table-cell>
              <table:table-cell office:value-type="float" office:value="0.056592">
                <text:p>0.056592</text:p>
                <draw:g>
                  <svg:desc>sheet1.Q8:sheet1.Q35</svg:desc>
                </draw:g>
              </table:table-cell>
              <table:table-cell office:value-type="float" office:value="NaN">
                <text:p>NaN</text:p>
                <draw:g>
                  <svg:desc>sheet1.V8:sheet1.V35</svg:desc>
                </draw:g>
              </table:table-cell>
              <table:table-cell office:value-type="float" office:value="0.0568363">
                <text:p>0.0568363</text:p>
                <draw:g>
                  <svg:desc>sheet1.H8:sheet1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23">
                <text:p>0.10723</text:p>
              </table:table-cell>
              <table:table-cell office:value-type="float" office:value="0.108101">
                <text:p>0.108101</text:p>
              </table:table-cell>
              <table:table-cell office:value-type="float" office:value="NaN">
                <text:p>NaN</text:p>
              </table:table-cell>
              <table:table-cell office:value-type="float" office:value="0.108998">
                <text:p>0.108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3373">
                <text:p>0.153373</text:p>
              </table:table-cell>
              <table:table-cell office:value-type="float" office:value="0.155159">
                <text:p>0.155159</text:p>
              </table:table-cell>
              <table:table-cell office:value-type="float" office:value="NaN">
                <text:p>NaN</text:p>
              </table:table-cell>
              <table:table-cell office:value-type="float" office:value="0.157019">
                <text:p>0.1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5395">
                <text:p>0.195395</text:p>
              </table:table-cell>
              <table:table-cell office:value-type="float" office:value="0.198302">
                <text:p>0.198302</text:p>
              </table:table-cell>
              <table:table-cell office:value-type="float" office:value="NaN">
                <text:p>NaN</text:p>
              </table:table-cell>
              <table:table-cell office:value-type="float" office:value="0.201354">
                <text:p>0.201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3809">
                <text:p>0.233809</text:p>
              </table:table-cell>
              <table:table-cell office:value-type="float" office:value="0.23798">
                <text:p>0.23798</text:p>
              </table:table-cell>
              <table:table-cell office:value-type="float" office:value="NaN">
                <text:p>NaN</text:p>
              </table:table-cell>
              <table:table-cell office:value-type="float" office:value="0.242395">
                <text:p>0.242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9047">
                <text:p>0.269047</text:p>
              </table:table-cell>
              <table:table-cell office:value-type="float" office:value="0.274579">
                <text:p>0.274579</text:p>
              </table:table-cell>
              <table:table-cell office:value-type="float" office:value="NaN">
                <text:p>NaN</text:p>
              </table:table-cell>
              <table:table-cell office:value-type="float" office:value="0.28048">
                <text:p>0.28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301476">
                <text:p>0.301476</text:p>
              </table:table-cell>
              <table:table-cell office:value-type="float" office:value="0.308431">
                <text:p>0.308431</text:p>
              </table:table-cell>
              <table:table-cell office:value-type="float" office:value="NaN">
                <text:p>NaN</text:p>
              </table:table-cell>
              <table:table-cell office:value-type="float" office:value="0.315903">
                <text:p>0.31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31409">
                <text:p>0.331409</text:p>
              </table:table-cell>
              <table:table-cell office:value-type="float" office:value="0.339822">
                <text:p>0.339822</text:p>
              </table:table-cell>
              <table:table-cell office:value-type="float" office:value="NaN">
                <text:p>NaN</text:p>
              </table:table-cell>
              <table:table-cell office:value-type="float" office:value="0.348918">
                <text:p>0.348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59113">
                <text:p>0.359113</text:p>
              </table:table-cell>
              <table:table-cell office:value-type="float" office:value="0.368999">
                <text:p>0.368999</text:p>
              </table:table-cell>
              <table:table-cell office:value-type="float" office:value="NaN">
                <text:p>NaN</text:p>
              </table:table-cell>
              <table:table-cell office:value-type="float" office:value="0.379751">
                <text:p>0.37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84821">
                <text:p>0.384821</text:p>
              </table:table-cell>
              <table:table-cell office:value-type="float" office:value="0.396178">
                <text:p>0.396178</text:p>
              </table:table-cell>
              <table:table-cell office:value-type="float" office:value="NaN">
                <text:p>NaN</text:p>
              </table:table-cell>
              <table:table-cell office:value-type="float" office:value="0.408598">
                <text:p>0.408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31026">
                <text:p>0.431026</text:p>
              </table:table-cell>
              <table:table-cell office:value-type="float" office:value="0.445276">
                <text:p>0.445276</text:p>
              </table:table-cell>
              <table:table-cell office:value-type="float" office:value="NaN">
                <text:p>NaN</text:p>
              </table:table-cell>
              <table:table-cell office:value-type="float" office:value="0.461014">
                <text:p>0.461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71344">
                <text:p>0.471344</text:p>
              </table:table-cell>
              <table:table-cell office:value-type="float" office:value="0.488373">
                <text:p>0.488373</text:p>
              </table:table-cell>
              <table:table-cell office:value-type="float" office:value="NaN">
                <text:p>NaN</text:p>
              </table:table-cell>
              <table:table-cell office:value-type="float" office:value="0.50734">
                <text:p>0.50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506796">
                <text:p>0.506796</text:p>
              </table:table-cell>
              <table:table-cell office:value-type="float" office:value="0.526454">
                <text:p>0.526454</text:p>
              </table:table-cell>
              <table:table-cell office:value-type="float" office:value="NaN">
                <text:p>NaN</text:p>
              </table:table-cell>
              <table:table-cell office:value-type="float" office:value="0.54851">
                <text:p>0.54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538181">
                <text:p>0.538181</text:p>
              </table:table-cell>
              <table:table-cell office:value-type="float" office:value="0.560304">
                <text:p>0.560304</text:p>
              </table:table-cell>
              <table:table-cell office:value-type="float" office:value="NaN">
                <text:p>NaN</text:p>
              </table:table-cell>
              <table:table-cell office:value-type="float" office:value="0.58528">
                <text:p>0.58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66136">
                <text:p>0.566136</text:p>
              </table:table-cell>
              <table:table-cell office:value-type="float" office:value="0.590552">
                <text:p>0.590552</text:p>
              </table:table-cell>
              <table:table-cell office:value-type="float" office:value="NaN">
                <text:p>NaN</text:p>
              </table:table-cell>
              <table:table-cell office:value-type="float" office:value="0.618263">
                <text:p>0.618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62414">
                <text:p>0.62414</text:p>
              </table:table-cell>
              <table:table-cell office:value-type="float" office:value="0.653559">
                <text:p>0.653559</text:p>
              </table:table-cell>
              <table:table-cell office:value-type="float" office:value="NaN">
                <text:p>NaN</text:p>
              </table:table-cell>
              <table:table-cell office:value-type="float" office:value="0.687277">
                <text:p>0.687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669417">
                <text:p>0.669417</text:p>
              </table:table-cell>
              <table:table-cell office:value-type="float" office:value="0.702888">
                <text:p>0.702888</text:p>
              </table:table-cell>
              <table:table-cell office:value-type="float" office:value="NaN">
                <text:p>NaN</text:p>
              </table:table-cell>
              <table:table-cell office:value-type="float" office:value="0.741467">
                <text:p>0.741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705594">
                <text:p>0.705594</text:p>
              </table:table-cell>
              <table:table-cell office:value-type="float" office:value="0.742309">
                <text:p>0.742309</text:p>
              </table:table-cell>
              <table:table-cell office:value-type="float" office:value="NaN">
                <text:p>NaN</text:p>
              </table:table-cell>
              <table:table-cell office:value-type="float" office:value="0.784718">
                <text:p>0.784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73506">
                <text:p>0.73506</text:p>
              </table:table-cell>
              <table:table-cell office:value-type="float" office:value="0.774347">
                <text:p>0.774347</text:p>
              </table:table-cell>
              <table:table-cell office:value-type="float" office:value="NaN">
                <text:p>NaN</text:p>
              </table:table-cell>
              <table:table-cell office:value-type="float" office:value="0.819691">
                <text:p>0.819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759448">
                <text:p>0.759448</text:p>
              </table:table-cell>
              <table:table-cell office:value-type="float" office:value="0.800753">
                <text:p>0.800753</text:p>
              </table:table-cell>
              <table:table-cell office:value-type="float" office:value="NaN">
                <text:p>NaN</text:p>
              </table:table-cell>
              <table:table-cell office:value-type="float" office:value="0.848269">
                <text:p>0.848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779909">
                <text:p>0.779909</text:p>
              </table:table-cell>
              <table:table-cell office:value-type="float" office:value="0.822782">
                <text:p>0.822782</text:p>
              </table:table-cell>
              <table:table-cell office:value-type="float" office:value="NaN">
                <text:p>NaN</text:p>
              </table:table-cell>
              <table:table-cell office:value-type="float" office:value="0.871823">
                <text:p>0.871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797279">
                <text:p>0.797279</text:p>
              </table:table-cell>
              <table:table-cell office:value-type="float" office:value="0.84135">
                <text:p>0.84135</text:p>
              </table:table-cell>
              <table:table-cell office:value-type="float" office:value="NaN">
                <text:p>NaN</text:p>
              </table:table-cell>
              <table:table-cell office:value-type="float" office:value="0.891373">
                <text:p>0.89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812176">
                <text:p>0.812176</text:p>
              </table:table-cell>
              <table:table-cell office:value-type="float" office:value="0.857142">
                <text:p>0.857142</text:p>
              </table:table-cell>
              <table:table-cell office:value-type="float" office:value="NaN">
                <text:p>NaN</text:p>
              </table:table-cell>
              <table:table-cell office:value-type="float" office:value="0.907696">
                <text:p>0.907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825069">
                <text:p>0.825069</text:p>
              </table:table-cell>
              <table:table-cell office:value-type="float" office:value="0.870683">
                <text:p>0.870683</text:p>
              </table:table-cell>
              <table:table-cell office:value-type="float" office:value="NaN">
                <text:p>NaN</text:p>
              </table:table-cell>
              <table:table-cell office:value-type="float" office:value="0.921391">
                <text:p>0.921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836316">
                <text:p>0.836316</text:p>
              </table:table-cell>
              <table:table-cell office:value-type="float" office:value="0.882375">
                <text:p>0.882375</text:p>
              </table:table-cell>
              <table:table-cell office:value-type="float" office:value="NaN">
                <text:p>NaN</text:p>
              </table:table-cell>
              <table:table-cell office:value-type="float" office:value="0.932928">
                <text:p>0.932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854938">
                <text:p>0.854938</text:p>
              </table:table-cell>
              <table:table-cell office:value-type="float" office:value="0.901419">
                <text:p>0.901419</text:p>
              </table:table-cell>
              <table:table-cell office:value-type="float" office:value="NaN">
                <text:p>NaN</text:p>
              </table:table-cell>
              <table:table-cell office:value-type="float" office:value="0.950952">
                <text:p>0.950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869665">
                <text:p>0.869665</text:p>
              </table:table-cell>
              <table:table-cell office:value-type="float" office:value="0.916118">
                <text:p>0.916118</text:p>
              </table:table-cell>
              <table:table-cell office:value-type="float" office:value="NaN">
                <text:p>NaN</text:p>
              </table:table-cell>
              <table:table-cell office:value-type="float" office:value="0.963967">
                <text:p>0.963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881553">
                <text:p>0.881553</text:p>
              </table:table-cell>
              <table:table-cell office:value-type="float" office:value="0.927678">
                <text:p>0.927678</text:p>
              </table:table-cell>
              <table:table-cell office:value-type="float" office:value="NaN">
                <text:p>NaN</text:p>
              </table:table-cell>
              <table:table-cell office:value-type="float" office:value="0.973441">
                <text:p>0.9734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83cm" svg:height="12.921cm" xlink:href=".." xlink:type="simple" chart:class="chart:scatter" chart:style-name="ch1">
        <chart:title svg:x="7.641cm" svg:y="0.394cm" chart:style-name="ch2">
          <text:p>counter flow</text:p>
        </chart:title>
        <chart:legend chart:legend-position="end" svg:x="12.641cm" svg:y="5.675cm" style:legend-expansion="high" chart:style-name="ch3"/>
        <chart:plot-area chart:style-name="ch4" table:cell-range-address="sheet1.F8:sheet1.F35 sheet1.K5:sheet1.K5 sheet1.M8:sheet1.M35 sheet1.P5:sheet1.P5 sheet1.R8:sheet1.R35 sheet1.U5:sheet1.U5 sheet1.W8:sheet1.W35" chart:data-source-has-labels="row" svg:x="1.351cm" svg:y="1.457cm" svg:width="10.933cm" svg:height="10.242cm">
          <chart:coordinate-region svg:x="2.995cm" svg:y="1.652cm" svg:width="9.19cm" svg:height="9.408cm"/>
          <chart:axis chart:dimension="x" chart:name="primary-x" chart:style-name="ch5">
            <chart:title svg:x="5.948cm" svg:y="11.958cm" chart:style-name="ch6">
              <text:p>NTU [nond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1cm" chart:style-name="ch10">
              <text:p>relative error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M8:sheet1.M35" chart:label-cell-address="sheet1.K5:sheet1.K5" chart:class="chart:scatter">
            <chart:domain table:cell-range-address="sheet1.F8:sheet1.F35"/>
            <chart:data-point chart:repeated="28"/>
          </chart:series>
          <chart:series chart:style-name="ch12" chart:values-cell-range-address="sheet1.R8:sheet1.R35" chart:label-cell-address="sheet1.P5:sheet1.P5" chart:class="chart:scatter">
            <chart:data-point chart:repeated="28"/>
          </chart:series>
          <chart:series chart:style-name="ch13" chart:values-cell-range-address="sheet1.W8:sheet1.W35" chart:label-cell-address="sheet1.U5:sheet1.U5" chart:class="chart:scatte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relErr, effHX, discrete 5</text:p>
                <draw:g>
                  <svg:desc>sheet1.K5:sheet1.K5</svg:desc>
                </draw:g>
              </table:table-cell>
              <table:table-cell office:value-type="string">
                <text:p>relErr, effHX, discrete 10</text:p>
                <draw:g>
                  <svg:desc>sheet1.P5:sheet1.P5</svg:desc>
                </draw:g>
              </table:table-cell>
              <table:table-cell office:value-type="string">
                <text:p>relErr, effHX, discrete 20</text:p>
                <draw:g>
                  <svg:desc>sheet1.U5:sheet1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8:sheet1.F35</svg:desc>
                </draw:g>
              </table:table-cell>
              <table:table-cell office:value-type="float" office:value="-0.00851392507957072">
                <text:p>-0.00851392507957072</text:p>
                <draw:g>
                  <svg:desc>sheet1.M8:sheet1.M35</svg:desc>
                </draw:g>
              </table:table-cell>
              <table:table-cell office:value-type="float" office:value="-0.00429830935511277">
                <text:p>-0.00429830935511277</text:p>
                <draw:g>
                  <svg:desc>sheet1.R8:sheet1.R35</svg:desc>
                </draw:g>
              </table:table-cell>
              <table:table-cell office:value-type="float" office:value="NaN">
                <text:p>NaN</text:p>
                <draw:g>
                  <svg:desc>sheet1.W8:sheet1.W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-0.0162204811097451">
                <text:p>-0.0162204811097451</text:p>
              </table:table-cell>
              <table:table-cell office:value-type="float" office:value="-0.00822950879832651">
                <text:p>-0.0082295087983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-0.0232201198581062">
                <text:p>-0.0232201198581062</text:p>
              </table:table-cell>
              <table:table-cell office:value-type="float" office:value="-0.0118457002018864">
                <text:p>-0.011845700201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-0.0295946442583708">
                <text:p>-0.0295946442583708</text:p>
              </table:table-cell>
              <table:table-cell office:value-type="float" office:value="-0.0151573845068884">
                <text:p>-0.0151573845068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-0.0354215227211783">
                <text:p>-0.0354215227211783</text:p>
              </table:table-cell>
              <table:table-cell office:value-type="float" office:value="-0.0182140720724437">
                <text:p>-0.0182140720724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-0.0407622646891045">
                <text:p>-0.0407622646891045</text:p>
              </table:table-cell>
              <table:table-cell office:value-type="float" office:value="-0.0210389332572732">
                <text:p>-0.0210389332572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-0.0456690819650335">
                <text:p>-0.0456690819650335</text:p>
              </table:table-cell>
              <table:table-cell office:value-type="float" office:value="-0.0236528301408976">
                <text:p>-0.0236528301408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-0.0501808447830149">
                <text:p>-0.0501808447830149</text:p>
              </table:table-cell>
              <table:table-cell office:value-type="float" office:value="-0.0260691623819923">
                <text:p>-0.0260691623819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-0.0543461373373605">
                <text:p>-0.0543461373373605</text:p>
              </table:table-cell>
              <table:table-cell office:value-type="float" office:value="-0.0283132894975918">
                <text:p>-0.0283132894975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-0.0581916700522274">
                <text:p>-0.0581916700522274</text:p>
              </table:table-cell>
              <table:table-cell office:value-type="float" office:value="-0.0303966245551863">
                <text:p>-0.0303966245551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-0.0650479161153457">
                <text:p>-0.0650479161153457</text:p>
              </table:table-cell>
              <table:table-cell office:value-type="float" office:value="-0.0341377919108746">
                <text:p>-0.0341377919108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-0.0709504474317026">
                <text:p>-0.0709504474317026</text:p>
              </table:table-cell>
              <table:table-cell office:value-type="float" office:value="-0.0373851854771948">
                <text:p>-0.0373851854771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-0.0760496618110883">
                <text:p>-0.0760496618110883</text:p>
              </table:table-cell>
              <table:table-cell office:value-type="float" office:value="-0.0402107527665859">
                <text:p>-0.0402107527665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-0.0804725943138327">
                <text:p>-0.0804725943138327</text:p>
              </table:table-cell>
              <table:table-cell office:value-type="float" office:value="-0.0426735921268453">
                <text:p>-0.0426735921268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-0.0843120160837703">
                <text:p>-0.0843120160837703</text:p>
              </table:table-cell>
              <table:table-cell office:value-type="float" office:value="-0.0448207316303904">
                <text:p>-0.044820731630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-0.0918654341699199">
                <text:p>-0.0918654341699199</text:p>
              </table:table-cell>
              <table:table-cell office:value-type="float" office:value="-0.0490602770062144">
                <text:p>-0.049060277006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-0.0971722274895578">
                <text:p>-0.0971722274895578</text:p>
              </table:table-cell>
              <table:table-cell office:value-type="float" office:value="-0.0520306365623825">
                <text:p>-0.0520306365623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-0.100831126595796">
                <text:p>-0.100831126595796</text:p>
              </table:table-cell>
              <table:table-cell office:value-type="float" office:value="-0.0540436182169901">
                <text:p>-0.0540436182169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-0.103247443243856">
                <text:p>-0.103247443243856</text:p>
              </table:table-cell>
              <table:table-cell office:value-type="float" office:value="-0.0553184065702806">
                <text:p>-0.0553184065702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-0.104708529959247">
                <text:p>-0.104708529959247</text:p>
              </table:table-cell>
              <table:table-cell office:value-type="float" office:value="-0.0560152498794604">
                <text:p>-0.0560152498794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-0.105427363123019">
                <text:p>-0.105427363123019</text:p>
              </table:table-cell>
              <table:table-cell office:value-type="float" office:value="-0.0562510968396108">
                <text:p>-0.0562510968396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-0.105560747296586">
                <text:p>-0.105560747296586</text:p>
              </table:table-cell>
              <table:table-cell office:value-type="float" office:value="-0.0561190433185658">
                <text:p>-0.0561190433185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-0.105233470236731">
                <text:p>-0.105233470236731</text:p>
              </table:table-cell>
              <table:table-cell office:value-type="float" office:value="-0.0556948581904073">
                <text:p>-0.055694858190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-0.104539766505208">
                <text:p>-0.104539766505208</text:p>
              </table:table-cell>
              <table:table-cell office:value-type="float" office:value="-0.0550341820139333">
                <text:p>-0.0550341820139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-0.103557830829389">
                <text:p>-0.103557830829389</text:p>
              </table:table-cell>
              <table:table-cell office:value-type="float" office:value="-0.0541874614118131">
                <text:p>-0.0541874614118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-0.100966189670982">
                <text:p>-0.100966189670982</text:p>
              </table:table-cell>
              <table:table-cell office:value-type="float" office:value="-0.0520878025389294">
                <text:p>-0.0520878025389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-0.0978270003018775">
                <text:p>-0.0978270003018775</text:p>
              </table:table-cell>
              <table:table-cell office:value-type="float" office:value="-0.0496375913283339">
                <text:p>-0.0496375913283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-0.0943950378091738">
                <text:p>-0.0943950378091738</text:p>
              </table:table-cell>
              <table:table-cell office:value-type="float" office:value="-0.0470115805683139">
                <text:p>-0.04701158056831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